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language="hsb" fo:country="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%-------------------------------------------------------------------</text:p>
      <text:p text:style-name="P1">% https://digital.slub-dresden.de/data/kitodo/BibltojeZ_478590679/BibltojeZ_478590679_tif/jpegs/00001357.tif.large.jpg %-------------------------------------------------------------------</text:p>
      <text:p text:style-name="P1"/>
      <text:p text:style-name="P1">%-------------------------------------------------------------------</text:p>
      <text:p text:style-name="P1"/>
      <text:p text:style-name="P1">kapitl((Sćenje swjateho Marka))</text:p>
      <text:p text:style-name="P1"/>
      <text:p text:style-name="P1">staw((Prěni staw))</text:p>
      <text:p text:style-name="P1"/>
      <text:p text:style-name="P1">detail((Chrystus, wot Jana křćeny, bu spytany, prěduje, powoła wučomnikow a hoji chorych))</text:p>
      <text:p text:style-name="P1"><text:s/></text:p>
      <text:p text:style-name="P1">%-------------------------------------------------------------------</text:p>
      <text:p text:style-name="P1"/>
      <text:p text:style-name="P1">1. To je započatk teho ewangeliona wot Jezom Chrysta teho Syna Božeho,</text:p>
      <text:p text:style-name="P1"/>
      <text:p text:style-name="P1">2. Jako pisane steji w profetach: Hlej, ja posćelu swojeho jandźela prjedy tebje, kotryž by twój puć před tobu přihotował. ref((Mal. 3, 1.))</text:p>
      <text:p text:style-name="P1"/>
      <text:p text:style-name="P1">3. Prědarja hłós je w pusćinje: Přihotujće puć teho Knjeza, čińće jeho šćežki rune. ref((Jez. 40, 3. Mat. 3, 3. Luk: 3, 4. Jan:1,23.))</text:p>
      <text:p text:style-name="P1"/>
      <text:p text:style-name="P1">4. Jan tón běše w pusćinje, křćiše a prědowaše wot křćenicy teje pokuty na wodawanje hrěchow.</text:p>
      <text:p text:style-name="P1"/>
      <text:p text:style-name="P1">5. A k njemu dźěše won cyła židowska zemja a Jerusalemjenjo, a buchu wšitcy wot njeho kšćeni we Jordanskej rězy a wuznachu swoje hrěchi.</text:p>
      <text:p text:style-name="P1"/>
      <text:p text:style-name="P1">6. Jan pak běše woblečeny z kamjelskimi włosami a měješe kožany pas na swojich bjedrach a jědźeše skóčki a lěsny měd; ref((Mat. 3, 4. 3 Mójz. 11, 22.))</text:p>
      <text:p text:style-name="P1"/>
      <text:p text:style-name="P1">7. A prědowaše a dźeše: Jedyn dźe za mnu, kotryž je sylniši dyžli ja, kotremuž ja dosć njejsym, zo N. t. bych ja so před nim dele chilał a te rjemjenje jeho črijow rozwjazał; ref((Mat. 3, 11.))</text:p>
      <text:p text:style-name="P1"/>
      <text:p text:style-name="P1">8. Ja křću was z wodu, ale wón budźe was ze swjatym Duchom křćić.</text:p>
      <text:p text:style-name="P1"/>
      <text:p text:style-name="P1">9. A poda so w tym samym času, zo Jezus z Galilejskeje wot Nacareta přińdźe a bu křćeny wot Jana we Jordanje. ref((Mat. 3, 16. Luk. 3, 21.))</text:p>
      <text:p text:style-name="P1"/>
      <text:p text:style-name="P1">10. A hnydom wustupi wón (Jan) z wody a widźeše njebjesa wotewrjene a teho Ducha, jako hołbja, na njeho dele přińdźo. ref((Jan. 1, 32.))</text:p>
      <text:p text:style-name="P1"/>
      <text:p text:style-name="P1">11. A sta so hłós z njebjes: Ty sy mój luby Syn, na kotrymž ja mam dobre spodobanje. ref((Mat. 3, 17. Luk. 9, 35.))</text:p>
      <text:p text:style-name="P1"/>
      <text:p text:style-name="P1">12. A hnydom honješe jeho Duch do pusćiny. ref((Mat. 4, 1. Luk. 4, 1.))</text:p>
      <text:p text:style-name="P1"/>
      <text:p text:style-name="P1">13. A běše tam w tej pusćinje štyrceći dnjow a bě spytany wot satana. A běše pola zwěriny, a jandźeljo jemu słužachu.</text:p>
      <text:p text:style-name="P1"/>
      <text:p text:style-name="P1">14. Jako pak Jan běše do jastwa podaty, přińdźe Jezus do Galilejskeje, prědowaše to ewangelijom wot kralestwa Božeho, ref((Mat. 4, 17. Luk. 4, 15.))</text:p>
      <text:p text:style-name="P1"/>
      <text:p text:style-name="P1">15. A dźeše: Čas je dopjelnjeny, a kralestwo Bože je so přibližiło; čińće pokutu wěrće ewangelionej.</text:p>
      <text:p text:style-name="P1"><text:s/></text:p>
      <text:p text:style-name="P1">%-------------------------------------------------------------------</text:p>
      <text:p text:style-name="P1">% https://digital.slub-dresden.de/data/kitodo/BibltojeZ_478590679/BibltojeZ_478590<text:soft-page-break/>679_tif/jpegs/00001358.tif.large.jpg %-------------------------------------------------------------------</text:p>
      <text:p text:style-name="P1"/>
      <text:p text:style-name="P1">16. Jako wón pak při Galilejskim morju chodźeše, wuhlada wón Šimana a Handrija, jeho bratra, zo wonaj syće do morja ćiskaštaj (přetož wonaj běštaj rybakaj). ref((Mat. 4, 18. 21. Luk. 5, 2.))</text:p>
      <text:p text:style-name="P1"/>
      <text:p text:style-name="P1">17. A Jezus dźeše k nimaj: Pójtaj za mnu; ja chcu činić, zo budźetaj čłowjekow rybakaj.</text:p>
      <text:p text:style-name="P1"/>
      <text:p text:style-name="P1">18. A hnydom wopušćištaj wonaj swoje syće a dźěštaj za nim.</text:p>
      <text:p text:style-name="P1"/>
      <text:p text:style-name="P1">19. A jako wón běše trochu tam preč wotešoł, wuhlada wón Jakuba, Zebedeoweho syna, a Jana, jeho bratra, płatajo swoje syće we łódźi; ref((Mat. 4, 21.))</text:p>
      <text:p text:style-name="P1"/>
      <text:p text:style-name="P1">20. A na měsće wón jeju zawoła. A wonaj wopušćištaj swojeho nana Zžebedea we łódźi a tych najatych a dźěštaj za nim.</text:p>
      <text:p text:style-name="P1"/>
      <text:p text:style-name="P1">21. A woni dźěchu do Kapernauma; a hnydom na sabat dźěše wón do šule a wučeše.</text:p>
      <text:p text:style-name="P1"/>
      <text:p text:style-name="P1">22. A woni dźiwachu so jara na jeho wučbje; přetož wón wučeše jich móznje a nic jako pismawučeni. ref((Mat. 7, 28. Luk. 4, 32.))</text:p>
      <text:p text:style-name="P1"/>
      <text:p text:style-name="P1">23. A w jich šuli běše čłowjek z nječistym duchom wobsynjeny, tón wołaše, ref((Luk. 4, 33.))</text:p>
      <text:p text:style-name="P1"/>
      <text:p text:style-name="P1">24. A dźeše: Što mamy my z tobu, Jezu Nacarenski? Sy ty přišoł nas skazyć? Ja wěm, štó ty sy, tón swjaty Boži. ref((St. 5, 7.))</text:p>
      <text:p text:style-name="P1"/>
      <text:p text:style-name="P1">25. A Jezus pohrozy jemu a dźeše: Mjelč a wuńdź z teho čłowjeka! ref((St. 9, 25.))</text:p>
      <text:p text:style-name="P1"/>
      <text:p text:style-name="P1">26. A tón nječisty duch torhaše jeho a wołaše z wulkim hłosom a wuńdźe z njeho.</text:p>
      <text:p text:style-name="P1"/>
      <text:p text:style-name="P1">27. A woni so wšitcy jara dźiwachu, tak zo woni so bjez sobu woprašowachu a dźachu: Što je to? Kajka je to nowa wučba? Wón tež rozkazuje z mocu nječistym ducham, a woni jeho posłuchaju.</text:p>
      <text:p text:style-name="P1"/>
      <text:p text:style-name="P1">28. A na měsće bě wot njeho słyšane po wšitkich Galilejskich mjezach.</text:p>
      <text:p text:style-name="P1"/>
      <text:p text:style-name="P1">29. A woni dźěchu hnydom z teje šule a přińdźechu do Šimanoweje a Handrijoweje chěže, z Jakubom a z Janom.</text:p>
      <text:p text:style-name="P1"/>
      <text:p text:style-name="P1">30. A Šimanowa přichodna mać ležeše a měješe zymnu; a na měsće prajachu woni jemu wot njeje.</text:p>
      <text:p text:style-name="P1"/>
      <text:p text:style-name="P1">31. A wón přistupiwši pozběhnu ju horje a dźeržeše ju za ruku; a ta zymna ju hnydom wopušći, a wona jim słužeše.</text:p>
      <text:p text:style-name="P1"/>
      <text:p text:style-name="P1">32. Na wječor pak, jako słónco běše zašło, přinjesechu woni k njemu wšelkich chorych a wobsynjenych.</text:p>
      <text:p text:style-name="P1"/>
      <text:p text:style-name="P1">33. A cyłe město zhromadźi so k durjam.</text:p>
      <text:p text:style-name="P1"/>
      <text:p text:style-name="P1">34. A wón pomhaše wjele ludźom, kotřiž běchu na wšelke chorosće chori, a wuhna wjele čertow a njewotpušći čertam rěčeć; přetož woni jeho znajachu. ref((Jap. k 16, 17. 18.))</text:p>
      <text:p text:style-name="P1"/>
      <text:p text:style-name="P1">35. A rano do dnja stanu wón a wuńdźe a woteńdźe na puste město a činješe tam swoju modlitwu. ref((Luk. 4, 42.))</text:p>
      <text:p text:style-name="P1"/>
      <text:p text:style-name="P1">36. A za nim chwatachu Šiman a ći, kotřiž při nim běchu;</text:p>
      <text:p text:style-name="P1"/>
      <text:p text:style-name="P1">37. A jako jeho namakachu, dźachu woni k njemu: Wšitcy će pytaju.</text:p>
      <text:p text:style-name="P1"><text:soft-page-break/></text:p>
      <text:p text:style-name="P1">38. A wón dźeše k nim: Pójmy do tych blišich městow, zo bych ja tam tež prědował; přetož na to sym ja přišoł. ref((Luk. 4, 43.))</text:p>
      <text:p text:style-name="P1"/>
      <text:p text:style-name="P1">39. A wón prědowaše we jich šulach po cyłej Galilejskej zemi a honješe čertow won.</text:p>
      <text:p text:style-name="P1"/>
      <text:p text:style-name="P1">40. A někajki wusadny přińdźe k njemu, tón prošeše jeho, poklaknu před nim a dźeše k njemu: Chceš-li jeno, dha móžeš ty mje wučisćić.</text:p>
      <text:p text:style-name="P1"/>
      <text:p text:style-name="P1">41. A Jezusej běše žel, přestrě ruku, dótknu so jeho a dźeše k njemu: Ja chcu, budź wučisćeny.</text:p>
      <text:p text:style-name="P1"><text:s/></text:p>
      <text:p text:style-name="P1">%-------------------------------------------------------------------</text:p>
      <text:p text:style-name="P1">% https://digital.slub-dresden.de/data/kitodo/BibltojeZ_478590679/BibltojeZ_478590679_tif/jpegs/00001359.tif.large.jpg %-------------------------------------------------------------------</text:p>
      <text:p text:style-name="P1"/>
      <text:p text:style-name="P1">42. A jako wón to dźeše, dźěše na měsće tón wusad wot njeho, a wón bě wučisćeny.</text:p>
      <text:p text:style-name="P1"/>
      <text:p text:style-name="P1">43. A Jezus pohrozy jemu a honješe jeho hnydom wot sebje preč,</text:p>
      <text:p text:style-name="P1"/>
      <text:p text:style-name="P1">44. A dźeše k njemu: Hladaj, zo ty nikomu ničo njeprajiš; ale dźi a pokaž so měšnikej a wopruj za swoje wućišćenje, štož Mójzas je přikazał, k swědčenju na nich. ref((3 Mójz. 14, 2.))</text:p>
      <text:p text:style-name="P1"/>
      <text:p text:style-name="P1">45. Wón pak šedši won poča wjele wot teho rěčeć a tu wěc bjez ludźi přinjesć, tak zo wón tam dale njemóžeše wjazy zjawnje do města nutř hić; ale wón běše wonkach w pustych městach, a woni přińdźechu k njemu ze wšěch stronow. ref((Luk. 5, 15.))</text:p>
      <text:p text:style-name="P1"/>
      <text:p text:style-name="P1">%-------------------------------------------------------------------</text:p>
      <text:p text:style-name="P1"/>
      <text:p text:style-name="P1">staw((2. staw))</text:p>
      <text:p text:style-name="P1"/>
      <text:p text:style-name="P1">detail((Wo jichtnym; Mateja powołanje a Chrystusowe zamołwjenje přećiwo Pharizejskim.))</text:p>
      <text:p text:style-name="P1"/>
      <text:p text:style-name="P1">%-------------------------------------------------------------------</text:p>
      <text:p text:style-name="P1"/>
      <text:p text:style-name="P1">1. A po někotrych dnjach dźěše wón zaso do Kapernauma; a wono bě zhonjene, zo wón w chěži je. ref((Mat. 9, 1.))</text:p>
      <text:p text:style-name="P1"/>
      <text:p text:style-name="P1">2. A jich wjele so hnydom k njemu zhromadźichu, tak zo woni města njemějachu, tež nic wonkach před durjemi; a wón praješe jim to słowo.</text:p>
      <text:p text:style-name="P1"/>
      <text:p text:style-name="P1">3. A někajcy k njemu přińdźechu, kiž jichtneho přinjesechu, kotryž běše wot štyrjoch njeseny. ref((Mat. 9, 2.))</text:p>
      <text:p text:style-name="P1"/>
      <text:p text:style-name="P1">4. A jako woni njemóžachu před njeho přińć luda dla, wotkrychu woni tu třěchu, hdźež wón běše; a jako tu běchu rozkopali, pušćichu woni to poslešćo dele, na kotrymž tón jichtny ležeše.</text:p>
      <text:p text:style-name="P1"/>
      <text:p text:style-name="P1">5. Jako pak Jezus jich wěru widźeše, dźeše wón k temu jichtnemu: Mój syno, twoje hrěchi su tebi wodate.</text:p>
      <text:p text:style-name="P1"/>
      <text:p text:style-name="P1">6. Někotři pismawučeni pak běchu, ći tam sedźachu a pomyslichu sebi w swojich wutrobach:</text:p>
      <text:p text:style-name="P1"/>
      <text:p text:style-name="P1">7. Kak rěči tón tajke Bože hanjenje? Štó móže hrěchi wodawać, chiba Bóh sam?</text:p>
      <text:p text:style-name="P1"/>
      <text:p text:style-name="P1">8. A Jezus pózna hnydom w swojim Duchu, zo woni tak sami při sebi pomyslichu, a dźeše k nim: Što wy sebi to pomysliće w swojich wutrobach? ref((Jan.2, 24.))</text:p>
      <text:p text:style-name="P1"><text:soft-page-break/></text:p>
      <text:p text:style-name="P1">9. Što je lóžše, prajić k temu jichtnemu: Tebi su twoje hrěchi wodate; abo prajić: Postań, wzmi swoje poslešćo a chodź?</text:p>
      <text:p text:style-name="P1"/>
      <text:p text:style-name="P1">10. So byšće pak wědźeli, zo člorózki syn móc ma, na zemi hrěchi wodawać, dźeše wón k temu jichtnemu:</text:p>
      <text:p text:style-name="P1"/>
      <text:p text:style-name="P1">11. Ja ći praju, stań horje, zběhń swoje poslešćo a dźi do swojeho doma.</text:p>
      <text:p text:style-name="P1"/>
      <text:p text:style-name="P1">12. A na měsće stanu wón, zběhnu swoje poslešćo a dźěše won před wšitkimi, tak zo wšitcy buchu zatorhnjeni a chwalachu Boha a dźachu: My to hišće nihdy njejsmy widźeli.</text:p>
      <text:p text:style-name="P1"/>
      <text:p text:style-name="P1">13. A wón wuńdźe zaso k morju; a wšitkón lud přińdźe k njemu, a wón jich wučeše.</text:p>
      <text:p text:style-name="P1"/>
      <text:p text:style-name="P1">14. A jako wón nimo preč dźěše, wuhlada wón Levia, Alfeoweho syna, na złi sedźo a dźeše k njemu: Pój za mnu. A wón stanu a dźěše za nim. ref((Mat. 9, o. Luk. 5, 27.))</text:p>
      <text:p text:style-name="P1"/>
      <text:p text:style-name="P1">15. A sta so, jako wón so k blidu synu we jeho chěži, synu so k blidu wjele złonikow a hrěšnikow z Jezusom a z jeho wučomnikami. Přetož jich běše wjele, a běchu za nim šli.</text:p>
      <text:p text:style-name="P1"/>
      <text:p text:style-name="P1">16. A jako pismawučeni a Farizejscy widźachu, zo wón z złonikami a z hrěšnikami jědźiše, dźachu woni k jeho wučomnikam: Čoho dla jě a pije wón z złonikami a z hrěšnikami?</text:p>
      <text:p text:style-name="P1"/>
      <text:p text:style-name="P1">17. A jako to Jezus słyšeše, dźeše wón k nim: Sylni njepotrjebaju lěkarja, ale chori; ja sym přišoł, hrěšnikow k pokuće wołać, a nic prawych. ref((Mat. 9, 13. Luk. 5,32. 1 Tim. 1, 15.))</text:p>
      <text:p text:style-name="P1"/>
      <text:p text:style-name="P1">18. A Jana a Farizejskich wučomnicy požčachu so často; a někotři přińdźechu a dźachu k njemu: Čoho dla požča so Janowi a Farizejscy wučomnicy, a twoji wučomnicy so njepožča? ref((Mat. 9, 14.))</text:p>
      <text:p text:style-name="P1"><text:s/></text:p>
      <text:p text:style-name="P1">%-------------------------------------------------------------------</text:p>
      <text:p text:style-name="P1">% https://digital.slub-dresden.de/data/kitodo/BibltojeZ_478590679/BibltojeZ_478590679_tif/jpegs/00001360.tif.large.jpg %-------------------------------------------------------------------</text:p>
      <text:p text:style-name="P1"/>
      <text:p text:style-name="P1">19. A Jezus dźeše k nim: Kak móža so kwasni hosćo posćić, dokelž nawoženja pola nich je? Tak dołho hač nawoženju při sebi maju, njemóža woni so posćić.</text:p>
      <text:p text:style-name="P1"/>
      <text:p text:style-name="P1">20. Čas pak budźe přińć, zo budźe nawoženja wot nich wzaty, a tehdy budźa woni so posćić.</text:p>
      <text:p text:style-name="P1"/>
      <text:p text:style-name="P1">21. A nichtó njepřišiwa zapłatu wot noweho płata k starej drasće; přetož ta nowa zapłata so wšak wot stareho wottorhnje, a dźěra budźe wjetša. ref((Mat. o, 16. Luk. 5, 36.))</text:p>
      <text:p text:style-name="P1"/>
      <text:p text:style-name="P1">22. A nichtó njepjelni mošt do stareho sudobja; hewak dha tón mošt to sudobje roztorha, a tón mošt so wulije, a to sudobje wozmje kónc. Ale mošt ma so do noweho sudobja linuć.</text:p>
      <text:p text:style-name="P1"/>
      <text:p text:style-name="P1">23. A sta su, ako wón na sabat přez žito dźěše, a jeho wučomnicy ducy počachu kłosy torhać. ref((5 Mójz. 23, 25.))</text:p>
      <text:p text:style-name="P1"/>
      <text:p text:style-name="P1">24. Tuž dźachu ći Farizejscy k njemu: Hlej, što činja twoji wučomnicy na sabat, štož so njesłuša?</text:p>
      <text:p text:style-name="P1"/>
      <text:p text:style-name="P1">25. A wón dźeše k nim: Njejsće wy nihdy lazowali, što Dapit činješe, jako wón trjebaše a hłódny běše, wón a tež kotřiž z nim běchu?</text:p>
      <text:p text:style-name="P1"/>
      <text:p text:style-name="P1"><text:soft-page-break/>26. Kak wón do Božeho doma dźěše w času Abjathara, teho wyšeho měšnika, a jědźeše te poswjećene chlěby, kotrež wšak nichtó jěsć njesmědźeše, chiba jeno měšnicy sami, a wón dawaše te same tež tym, kiž při nim běchu? ref((1 Sam. 21, 6. 2 Mójz. 29, 32.))</text:p>
      <text:p text:style-name="P1"/>
      <text:p text:style-name="P1">27. A tež dźeše wón k nim: Sabat je čłowjeka dla sčinjeny, a nic čłowjek sabata dla. ((5 Mójz. 5, 14.))</text:p>
      <text:p text:style-name="P1"/>
      <text:p text:style-name="P1">28. Teho dla je člorózki syn tež knjez na sabaće. ref((Luk. 6, 5.))</text:p>
      <text:p text:style-name="P1"/>
      <text:p text:style-name="P1">%-------------------------------------------------------------------</text:p>
      <text:p text:style-name="P1"/>
      <text:p text:style-name="P1">staw((3. staw))</text:p>
      <text:p text:style-name="P1"/>
      <text:p text:style-name="P1">detail((Wo wuknjenej rucy, Chrystusowym ćeknjenju, japoštołow powołanju, pismawučenych leztrowanju a wo Božich přećelach.))</text:p>
      <text:p text:style-name="P1"/>
      <text:p text:style-name="P1">%-------------------------------------------------------------------</text:p>
      <text:p text:style-name="P1"/>
      <text:p text:style-name="P1">1. A wón dźěše zaso do šule; a tam běše čłowjek, kiž měješe wuschnjenu ruku. ref((Mat. 12, 9. 10. Luk. 6, 6.))</text:p>
      <text:p text:style-name="P1"/>
      <text:p text:style-name="P1">2. A woni kedźbowachu skradźu na njeho, hač wón jeho tež na sabat zahojić budźe, tak zo bychu jeho wobskoržili.</text:p>
      <text:p text:style-name="P1"/>
      <text:p text:style-name="P1">3. A wón dźeše k temu čłowjekej, kiž tu wuschnjenu ruku měješe: Pój sem bjez nas!</text:p>
      <text:p text:style-name="P1"/>
      <text:p text:style-name="P1">4. A wón dźeše k nim: Hodźi so na sabat derje abo zlě činić? žiwjenje zdźeržeć abo morić? Ale woni mjelčachu.</text:p>
      <text:p text:style-name="P1"/>
      <text:p text:style-name="P1">5. A wón pohlada z hněwom na nich wokoło a zrudźi so na jich wutroby twjerdosći a dźeše k temu čłowjekej: Přestrě) swoju ruku. A wón ju přestrě, a ta sama jeho ruka bu čerstwa, jako ta druha. ref((1 Kral. 13, 6.))</text:p>
      <text:p text:style-name="P1"/>
      <text:p text:style-name="P1">6. A ći Farizejscy šedši won dźeržachu hnydom radu na njeho z Herodašowymi słužownikami, kak bychu jeho skóncowali. ref((Mat. 12, 14.))</text:p>
      <text:p text:style-name="P1"/>
      <text:p text:style-name="P1">7. Ale Jezus wustupi ze swojimi wučomnikami k morju, a wjele luda dźěše za nim z Galilejskeje a ze Židowskeje,</text:p>
      <text:p text:style-name="P1"/>
      <text:p text:style-name="P1">8. A z Jerusalema a z Jdumejzkeje a wot tamneje strony teho Jordana a kotřiž wokoło Tirusa a Sidona bydla, wulki lud, kotřiž jeho skutki słyšachu a přińdźechu k njemu.</text:p>
      <text:p text:style-name="P1"/>
      <text:p text:style-name="P1">9. A wón dźeše k swojim wučomnikam, zo bychu jemu łódźičku hotowu měli teho luda dla, zo bychu jeho njećišćeli.</text:p>
      <text:p text:style-name="P1"/>
      <text:p text:style-name="P1">10. Přetož wón běše wjele ludźi wustrowił, tak zo woni jeho nadpadźechu, zo bychu so jeho dótkli, wšitcy, kiž běchu jara chori.</text:p>
      <text:p text:style-name="P1"/>
      <text:p text:style-name="P1">11. A nječisći duchojo, jako jeho widźachu, padźechu před nim dele, wołachu a dźachu: Ty sy Syn Boži.</text:p>
      <text:p text:style-name="P1"><text:s/></text:p>
      <text:p text:style-name="P1">%-------------------------------------------------------------------</text:p>
      <text:p text:style-name="P1">% https://digital.slub-dresden.de/data/kitodo/BibltojeZ_478590679/BibltojeZ_478590679_tif/jpegs/00001361.tif.large.jpg %-------------------------------------------------------------------</text:p>
      <text:p text:style-name="P1"/>
      <text:p text:style-name="P1">12. A wón jim twjerdźe hrožeše, zo bychu jeho zjawneho nječinili.</text:p>
      <text:p text:style-name="P1"/>
      <text:p text:style-name="P1">13. A wón dźěše na horu a zawoła k sebi tych, kotrychž wón chcyše, a woni dźěchu k njemu.</text:p>
      <text:p text:style-name="P1"><text:soft-page-break/></text:p>
      <text:p text:style-name="P1">14. A wón wustaji tych dwanaće, zo bychu při nim byli a zo by wón jich won pósłał prědować, ref((Mat. 10, 1. Luk 6, 13. St. 9, 1.))</text:p>
      <text:p text:style-name="P1"/>
      <text:p text:style-name="P1">15. A zo bychu móc měli chorosće zahojić a čertow won honić.</text:p>
      <text:p text:style-name="P1"/>
      <text:p text:style-name="P1">16. A da Šimanej to mjeno Pětr;</text:p>
      <text:p text:style-name="P1"/>
      <text:p text:style-name="P1">17. A Jakuba, syna Zebedeoweho, a Jana, Jakuboweho bratra; a da jimaj mjeno Boanerges, to je hrimanja dźěći;</text:p>
      <text:p text:style-name="P1"/>
      <text:p text:style-name="P1">18. A Handrija a Philippa a Bartroma a Mateja a Tomaša a Jakuba, Alfejoweho syna, a Tadeja a Šimana Kananejzkeho,</text:p>
      <text:p text:style-name="P1"/>
      <text:p text:style-name="P1">19. A Judaša Išariotha, kotryž tež jeho přeradźi.</text:p>
      <text:p text:style-name="P1"/>
      <text:p text:style-name="P1">20. A woni přińdźechu dom. A lud so zaso hromadu zeńdźe, tak zo woni tež njemóžachu chlěba pojěsć. ref((St. 6, 31.))</text:p>
      <text:p text:style-name="P1"/>
      <text:p text:style-name="P1">21. A jako to słyšachu, kiž jemu přisłušachu, wuńdźechu woni, zo bychu jeho dźerželi; přetož woni dźachu: přińć.</text:p>
      <text:p text:style-name="P1"/>
      <text:p text:style-name="P1">22. Pismawučeni pak, kotřiž běchu z Jerusalema dele přišli, dźachu: Wón ma Beelzebuba, a přez tych čertow wyšeho honi wón čertow won. ref((Mat. 9, 34. Luk. 11, 15.))</text:p>
      <text:p text:style-name="P1"/>
      <text:p text:style-name="P1">23. A wón zawoła jich k sebi a dźeše k nim w přirunanjach: Kak móže satan satana won honić?</text:p>
      <text:p text:style-name="P1"/>
      <text:p text:style-name="P1">24. Hdyž kralestwo samo ze sobu přez jene njeje, dha njemóže to same kralestwo wobstać. ref((Luk. 11, 17.))</text:p>
      <text:p text:style-name="P1"/>
      <text:p text:style-name="P1">25. A hdyž chěža sama ze sobu přez jene njeje, dha njemóže ta sama chěža wobstać.</text:p>
      <text:p text:style-name="P1"/>
      <text:p text:style-name="P1">26. A jeli zo satan sam sebi je přećiwny a ze sobu njeje přez jene, njemóže wón wobstać, ale bjerje kónc.</text:p>
      <text:p text:style-name="P1"/>
      <text:p text:style-name="P1">27. Nichtó njemóže sylnemu do jeho doma panuć a jeho grat jemu pobrać, chiba zo wón sylneho prjedy zwježe a potom hakle jeho chěžu wurubi.</text:p>
      <text:p text:style-name="P1"/>
      <text:p text:style-name="P1">28. Zawěrnje, ja praju wam: Wšitke hrěchi budźa wodate člorzkim dźěćom, tež to Bože hanjenje, z kotrymžkuli woni Boha hanja;</text:p>
      <text:p text:style-name="P1"/>
      <text:p text:style-name="P1">29. Štóž pak swjateho Ducha hani, tón nima žaneho wodawanja wěčnje, ale je hódny wěčneho sudźenja.</text:p>
      <text:p text:style-name="P1"/>
      <text:p text:style-name="P1">30. Přetož woni dźachu, zo ma nječisteho ducha. ref((St. 22.))</text:p>
      <text:p text:style-name="P1"/>
      <text:p text:style-name="P1">31. A jeho bratřo a jeho mać přińdźechu a pósłachu k njemu stejo wonkach a dachu jeho zawołać.</text:p>
      <text:p text:style-name="P1"/>
      <text:p text:style-name="P1">32. (A lud sedźeše wokoło njeho.) A woni dźachu k njemu: Hlej, twoja mać a twoji bratřo prašeju so wonkach za tobu. ref((Luk. 8, 109.))</text:p>
      <text:p text:style-name="P1"/>
      <text:p text:style-name="P1">33. A wón wotmołwi jim a dźeše: Štó je moja mać? abo kotřiž su moji bratřa?</text:p>
      <text:p text:style-name="P1"/>
      <text:p text:style-name="P1">34. A wón pohlada koło wokoło so na tych wučomnikow, kiž wokoło njeho sedźachu, a dźeše: Hlej, ći su moja mać a moji bratřa.</text:p>
      <text:p text:style-name="P1"/>
      <text:p text:style-name="P1">35. Přetož štóž Božu wolu čini, tón je mój bratr a moja sotra a moja mać.</text:p>
      <text:p text:style-name="P1"/>
      <text:p text:style-name="P1">%-------------------------------------------------------------------</text:p>
      <text:p text:style-name="P1"/>
      <text:p text:style-name="P1"><text:soft-page-break/>staw((4. staw))</text:p>
      <text:p text:style-name="P1"/>
      <text:p text:style-name="P1">detail((Wšelake přirunanja; spokojenje morja.))</text:p>
      <text:p text:style-name="P1"/>
      <text:p text:style-name="P1">%-------------------------------------------------------------------</text:p>
      <text:p text:style-name="P1"/>
      <text:p text:style-name="P1">1. A wón zaso poča wučić při morju, a wjele luda so k njemu zhromadźi, tak zo wón dyrbješe do łódźe stupić a na wodźe sedźić; wšitkón lud pak běše na zemi při morju.</text:p>
      <text:p text:style-name="P1"/>
      <text:p text:style-name="P1">2. A wón jich dołho wučeše přez wšelke přirunanja. A w swojej wučbje dźeše wón k nim:</text:p>
      <text:p text:style-name="P1"/>
      <text:p text:style-name="P1">3. Posłuchajće! Hlej, syjer wuńdźe, zo by rozsywał. ref((Mat. 13, 1. Luk. 8, 4.))</text:p>
      <text:p text:style-name="P1"/>
      <text:p text:style-name="P1">4. A poda so, jako wón rozsywaše, padźe někotre při puću; a te ptaki pod njebjesami přińdźechu a zežrachu jo.</text:p>
      <text:p text:style-name="P1"><text:s/></text:p>
      <text:p text:style-name="P1">%-------------------------------------------------------------------</text:p>
      <text:p text:style-name="P1">% https://digital.slub-dresden.de/data/kitodo/BibltojeZ_478590679/BibltojeZ_478590679_tif/jpegs/00001362.tif.large.jpg %-------------------------------------------------------------------</text:p>
      <text:p text:style-name="P1"/>
      <text:p text:style-name="P1">5. Někotre pak padźe na skałojte, hdźež wjele zemje njeměješe; a zeńdźe hnydom, teho dla, zo njeměješe hłuboku zemju.</text:p>
      <text:p text:style-name="P1"/>
      <text:p text:style-name="P1">6. Jako pak słónco běše zešło, zwjadnu wone, a dokelž korjenja njeměješe, wuschnu wone.</text:p>
      <text:p text:style-name="P1"/>
      <text:p text:style-name="P1">7. A někotre padźe bjez ćernje, a te ćernje rosćechu sobu a zdusychu jo a njepřinjese žaneho płoda.</text:p>
      <text:p text:style-name="P1"/>
      <text:p text:style-name="P1">8. Někotre pak padźe na dobru zemju a přinjese płód, kiž přiběraše a rosćeše; a přinjese někotre třiceći króć a někotre šěsć dźesać króć a někotre sto króć.</text:p>
      <text:p text:style-name="P1"/>
      <text:p text:style-name="P1">9. A wón dźeše k nim: Štóž ma wuši k posłuchanju, tón posłuchaj.</text:p>
      <text:p text:style-name="P1"/>
      <text:p text:style-name="P1">10. A jako wón sam běše, woprašachu jeho ći, kiž při nim běchu z tymi dwanaćomi, wo te same přirunanja.</text:p>
      <text:p text:style-name="P1"/>
      <text:p text:style-name="P1">11. A wón dźeše k nim: Wam je date, zo byšće wědźeli te potajnstwa Božeho kralestwa; tym pak wonkach stanje so wšitko přez přirunanja,</text:p>
      <text:p text:style-name="P1"/>
      <text:p text:style-name="P1">12. Tak zo bychu woni z widźacymaj wočomaj widźeli a wšak njepóznali, a ze słyšacymaj wušomaj słyšeli a wšak njezrozumili, tak zo bychu so něhdźe njewobroćili a jim jich hrěchi wodate byłe. ref((Jez. 6, 9. 10. Mat. 13, 14. Luk. 8, 16. Jan. 12, 40. Jap. zk. 28, 26. Rom. 11, 8.))</text:p>
      <text:p text:style-name="P1"/>
      <text:p text:style-name="P1">13. A dale dźeše wón k nim: Njerozumiće wy to přirunanje, kak dha chceće wy te druhe wšitke zrozumić?</text:p>
      <text:p text:style-name="P1"/>
      <text:p text:style-name="P1">14. Tón syjer rozsywa to słowo.</text:p>
      <text:p text:style-name="P1"/>
      <text:p text:style-name="P1">15. Ći su pak, kiž při puću su: hdźež to słowo rozsyte budźe, a hdyž woni to su słyšeli, tuž přińdźe na měsće satan a wozmje preč to słowo, kotrež do jich wutrobow běše wusyte.</text:p>
      <text:p text:style-name="P1"/>
      <text:p text:style-name="P1">16. Tak tež ći su, kiž na skałojte syći su: hdyž woni to słowo su słyšeli, wozmu woni to same hnydom z wjesołosću horje;</text:p>
      <text:p text:style-name="P1"/>
      <text:p text:style-name="P1">17. A nimaju korjenja w sebi, ale su počasni; hdyž so horjo abo přesćěhanje słowa dla zběhnje, woni so hnydom pohórša.</text:p>
      <text:p text:style-name="P1"><text:soft-page-break/></text:p>
      <text:p text:style-name="P1">18. A ći, kotřiž bjez ćernje su syći, ći su: kiž to słowo słyša, ref((St. 10, 23. 24.))</text:p>
      <text:p text:style-name="P1"/>
      <text:p text:style-name="P1">19. Ale ta starosć teho swěta a to jebate bohatstwo a wjele druhich žadosćow šedši nutř zduša to słowo, a tak bjez płodow wostanje. ref((Luk 12, 15. 1 Tim. 6, 17.))</text:p>
      <text:p text:style-name="P1"/>
      <text:p text:style-name="P1">20. A ći su, kiž na dobru zemju su syći: kotřiž to słowo słyša a wozmu to same horje a přinjesu płody, někotry třiceći króć a někotry šěsć dźesać króć a někotry sto króć.</text:p>
      <text:p text:style-name="P1"/>
      <text:p text:style-name="P1">21. A wón dźeše dale k nim: Zaswěći tež štó swěcu, tak zo by pod běrtl abo pod blido była stajena? Njebudźe wona na swěćenk stajena? ref((Mat. 5, 15. Luk. 8, 16. St. 11, 33.))</text:p>
      <text:p text:style-name="P1"/>
      <text:p text:style-name="P1">22. Přetož ničo njeje potajne, kotrež by njebyło zjewjene; a njeje ničo tak skradźu, zo by njewušło. ref((Mat. 10, 26.))</text:p>
      <text:p text:style-name="P1"/>
      <text:p text:style-name="P1">23. Jeli zo štó ma wuši k posłuchanju, tón posłuchaj. ref((Mat. 11, 15.))</text:p>
      <text:p text:style-name="P1"/>
      <text:p text:style-name="P1">24. A dale wón dźeše k nim: Hlajće, što wy słyšiće. S kajkejž měru wy měriće, z tajkej budźa wam zaso měrić; a budźa wam hišće přidać, kiž wy to słyšiće. ref((Mat. 7, 2. Luk. 6, 38.))</text:p>
      <text:p text:style-name="P1"/>
      <text:p text:style-name="P1">25. Přetož štóž ma, temu budźe date, a štóž nima, wot teho budźe tež wzate, štož wón ma. ref((Luk. 19, 26.))</text:p>
      <text:p text:style-name="P1"/>
      <text:p text:style-name="P1">26. Tež dźeše wón: Bože kralestwo ma so tak, runje jako by čłowjek symjo do zemje ćisnył,</text:p>
      <text:p text:style-name="P1"/>
      <text:p text:style-name="P1">27. A by spał a stawał wodnjo a w nocy, a to symjo by zešło a rostło, zo wón njewě;</text:p>
      <text:p text:style-name="P1"/>
      <text:p text:style-name="P1">28. Přetož zemja sama wot sebje přinjese płody, najprjedy zelinu, potom kłós, potom połnu pšeńcu w kłosu.</text:p>
      <text:p text:style-name="P1"><text:s/></text:p>
      <text:p text:style-name="P1">%-------------------------------------------------------------------</text:p>
      <text:p text:style-name="P1">% https://digital.slub-dresden.de/data/kitodo/BibltojeZ_478590679/BibltojeZ_478590679_tif/jpegs/00001363.tif.large.jpg %-------------------------------------------------------------------</text:p>
      <text:p text:style-name="P1"/>
      <text:p text:style-name="P1">29. Hdyž wona pak płody je přinjesła, pósćele wón tam hnydom serp; přetož žně su nastałe.</text:p>
      <text:p text:style-name="P1"/>
      <text:p text:style-name="P1">30. Dale dźeše wón: Komu chcemy my Bože kralestwo přirunać? abo z kajkim přirunanjom chcemy my jo přirunać?</text:p>
      <text:p text:style-name="P1"/>
      <text:p text:style-name="P1">31. Wone je jako žonopowe zorno; hdyž to same na rolu budźe wosyte, je wone to najmjeńše bje wšitkimi symjenjemi na zemi; ((Mat. 13, 31. Luk. 13, 19.))</text:p>
      <text:p text:style-name="P1"/>
      <text:p text:style-name="P1">32. Ale hdyž budźe wusyte, přiběra wone a budźe wjetše, dyžli wšitka zelina, a přinjese wulke hałuzy, tak zo móža pod jeho chłódkom tych njebjesow ptaki sebi hnězda činić.</text:p>
      <text:p text:style-name="P1"/>
      <text:p text:style-name="P1">33. A přez wjele tajke přirunanja praješe wón jim to słowo, kaž móžachu to same słyšeć.</text:p>
      <text:p text:style-name="P1"/>
      <text:p text:style-name="P1">34. Bjez přirunanja pak njeryčeše wón ničo k nim. Ale wosebje wón te wšitke swojim wučomnikam wułoži.</text:p>
      <text:p text:style-name="P1"/>
      <text:p text:style-name="P1">35. A tón samy dźeń wječor dźeše wón k nim: Přewjezmy so na druhu stronu.</text:p>
      <text:p text:style-name="P1"/>
      <text:p text:style-name="P1"><text:soft-page-break/>36. A woni dachu so ludu rozeńć a wzachu jeho tak, kajkiž wón běše na łódźi; wono běše tež wjazy łódźičkow při nim. ref((Mat. 8, 23.))</text:p>
      <text:p text:style-name="P1"/>
      <text:p text:style-name="P1">37. A wulki wichor so zběhnu a žołmy walichu so na łódź, tak zo bu ta łódź napjelnjena. ref((Jon. 1, 4. 5.))</text:p>
      <text:p text:style-name="P1"/>
      <text:p text:style-name="P1">38. A wón běše z posledka we łódźi a spaše na zawku. A woni zbudźichu jeho a dźachu k njemu: Mištrje, njestaraš ty so wo to, zo my kónc wozmjemy? ref((Mat. 8, 25. 26.))</text:p>
      <text:p text:style-name="P1"/>
      <text:p text:style-name="P1">39. A wón postanu a pohrozy wětrej a dźeše k morju: Mjelč a woněm! A wětr přesta a sta so wulka ćišina.</text:p>
      <text:p text:style-name="P1"/>
      <text:p text:style-name="P1">40. A wón dźeše k nim: Kak zo so wy tak bojiće? Kak zo wy žaneje wěry nimaće?</text:p>
      <text:p text:style-name="P1"/>
      <text:p text:style-name="P1">41. A woni so jara bojachu a dźachu bjez sobu: Štó to je tón? Přetož tež wětr a morjo staj jemu posłušnaj. ref((Pj. 107, 25.))</text:p>
      <text:p text:style-name="P1"/>
      <text:p text:style-name="P1">%-------------------------------------------------------------------</text:p>
      <text:p text:style-name="P1"/>
      <text:p text:style-name="P1">staw((5. staw))</text:p>
      <text:p text:style-name="P1"/>
      <text:p text:style-name="P1">detail((Wo wobsynjenym, žonje, kotraž krawu chorosć měješe, a Jairowej dźowčičcy.))</text:p>
      <text:p text:style-name="P1"/>
      <text:p text:style-name="P1">%-------------------------------------------------------------------</text:p>
      <text:p text:style-name="P1"/>
      <text:p text:style-name="P1">1. A woni přińdźechu na tamnu stronu teho morja, do Gadarenzkeho kraja. ref((Mat. 8, 28. Luk. 8, 26.))</text:p>
      <text:p text:style-name="P1"/>
      <text:p text:style-name="P1">2. A jako wón z łódźe wustupi, běžeše jemu hnydom napřećiwo z rowow čłowjek, kotryž běše z nječistym duchom wobsynjeny,</text:p>
      <text:p text:style-name="P1"/>
      <text:p text:style-name="P1">3. Kotryž w rowach bydleše; a njemóžeše jeho nichtó zwjazać, tež nic z rjećazami.</text:p>
      <text:p text:style-name="P1"/>
      <text:p text:style-name="P1">4. Přetož wón běše často z putami a z rjećazami zwjazany był, a běše te rjećazy roztorhał a te puta rozłamał, a nichtó njemóžeše jeho skludźić.</text:p>
      <text:p text:style-name="P1"/>
      <text:p text:style-name="P1">5. A běše přeco, wodnjo a w nocy, na horach a w rowach, wołaše a biješe so sam z kamjenjemi.</text:p>
      <text:p text:style-name="P1"/>
      <text:p text:style-name="P1">6. Jako wón pak Jezusa z daloka wuhlada, přiběža wón a panu před nim dele,</text:p>
      <text:p text:style-name="P1"/>
      <text:p text:style-name="P1">7. A wołaše z wulkim hłosom a dźeše: Što mam ja z tobu činić, Jezu, ty Syno Boha wjeršneho? Ja će na Boha zaroću, zo by ty mje nječwělował.</text:p>
      <text:p text:style-name="P1"/>
      <text:p text:style-name="P1">8. Wón pak dźeše k njemu: Wuńdź, ty nječisty ducho, z teho čłowjeka!</text:p>
      <text:p text:style-name="P1"/>
      <text:p text:style-name="P1">9. Tuž wopraša jeho: Kajke maš ty mjeno? A wón wotmołwi a dźeše: Moje mjeno je legion, přetož nas je wjele.</text:p>
      <text:p text:style-name="P1"/>
      <text:p text:style-name="P1">10. A wón prošeše jeho jara, zo by jich z teho sameho kraja njewuhnał.</text:p>
      <text:p text:style-name="P1"/>
      <text:p text:style-name="P1">11. Wulke stadło swinjow pak tam běše při horach na pastwje.</text:p>
      <text:p text:style-name="P1"/>
      <text:p text:style-name="P1">12. A ći čerći prošachu jeho wšitcy a dźachu: Pušć nas do tych swini, zo bychmy do nich zašli.</text:p>
      <text:p text:style-name="P1"><text:s/></text:p>
      <text:p text:style-name="P1">%-------------------------------------------------------------------</text:p>
      <text:p text:style-name="P1">% https://digital.slub-dresden.de/data/kitodo/BibltojeZ_478590679/BibltojeZ_478590679_tif/jpegs/00001364.tif.large.jpg %-------------------------------------------------------------------</text:p>
      <text:p text:style-name="P1"><text:soft-page-break/></text:p>
      <text:p text:style-name="P1">13. A hnydom wotpušći to jim Jezus. A ći nječisći duchojo šedši won dźěchu do tych swini, a to stadło skoči jene dobo dele do morja (wono běše jich pak pola dweju tawzynt) a tepichu so w morju.</text:p>
      <text:p text:style-name="P1"/>
      <text:p text:style-name="P1">14. Ći swinjacy pastyrjo pak ćeknychu a připowědachu to w měsće a wsach. A woni wuńdźechu, zo bychu wohladali, štož so běše stało.</text:p>
      <text:p text:style-name="P1"/>
      <text:p text:style-name="P1">15. A přińdźechu k Jezusej a widźachu teho, kotryž běše wot čertow był wobsynjeny, zo wón sedźeše a běše zwoblečeny a při swojim rozomje; a woni so bojachu.</text:p>
      <text:p text:style-name="P1"/>
      <text:p text:style-name="P1">16. A kotřiž to widźeli běchu, powědachu jim, štož so z tym wobsynjenym běše stało, a to wot tych swini.</text:p>
      <text:p text:style-name="P1"/>
      <text:p text:style-name="P1">17. A woni počachu jeho prosyć, zo by wón chcył z jich mjezow wuńć.</text:p>
      <text:p text:style-name="P1"/>
      <text:p text:style-name="P1">18. A jako wón do łódźe stupi, prošeše jeho tón wobsynjeny, zo by móhł pola njeho być.</text:p>
      <text:p text:style-name="P1"/>
      <text:p text:style-name="P1">19. Jezus pak jemu to njewotpušći, ale dźeše k njemu: Dźi ty dom k tym swojim a připowědaj jim, kajke wulke wěcy tebi tón Knjez je činił a zo wón so na tebi je smilił.</text:p>
      <text:p text:style-name="P1"/>
      <text:p text:style-name="P1">20. A wón woteńdźe a poča won wołać w tych dźesać městach, kak wulke wěcy jemu Jezus je činił. A wšitcy ludźo so dźiwachu.</text:p>
      <text:p text:style-name="P1"/>
      <text:p text:style-name="P1">21. A jako so Jezus zaso we łódźi přewjeze na druhu stronu, zhromadźi so wjele luda k njemu a běše při morju.</text:p>
      <text:p text:style-name="P1"/>
      <text:p text:style-name="P1">22. A hlaj, k njemu přińdźe jedyn tych wyšich wot šule, z mjenom Jairus. A jako jeho widźeše, padźe wón k jeho nohomaj, ref((Mat. 9, 18. Luk. 8, 41.))</text:p>
      <text:p text:style-name="P1"/>
      <text:p text:style-name="P1">23. A prošeše jeho jara a dźeše: Moja dźowka je w poslednim skónčenju; pój wšak a połož rucy na nju, zo by wona wotchoriła a žiwa była.</text:p>
      <text:p text:style-name="P1"/>
      <text:p text:style-name="P1">24. A wón dźěše z nim; a wjele ludźi dźěše za nim, a woni jeho ćišćachu.</text:p>
      <text:p text:style-name="P1"/>
      <text:p text:style-name="P1">25. A někajka žónska tam běše, kotraž swoju krawu chorosć dwanaće lět běše měła, ref((3 Mójz. 15, 25. Mat. 9, 20.))</text:p>
      <text:p text:style-name="P1"/>
      <text:p text:style-name="P1">26. A běše wjele ćerpiła wot wjele lěkarjow a wšitko swoje zamóženje na to wułožiła, a njepomhaše jej ničo, ale bě přeco hórje z njej.</text:p>
      <text:p text:style-name="P1"/>
      <text:p text:style-name="P1">27. Jako ta wot Jezusa słyšeše, přińdźe wona w ludu zady a dótknu so jeho drasty; ref((Lut. 8, 44.))</text:p>
      <text:p text:style-name="P1"/>
      <text:p text:style-name="P1">28. Přetož wona běše prajiła: Hdy bych so ja jeno jeho drasty dótknyła, dha bych wotchoriła.</text:p>
      <text:p text:style-name="P1"/>
      <text:p text:style-name="P1">29. A na měsće wuschnu ta studnja jeje krwě, a wona čuješe na žiwoće, zo je wot swojeje čwěle zahojena.</text:p>
      <text:p text:style-name="P1"/>
      <text:p text:style-name="P1">30. A na měsće, jako Jezus sam na sebi pózna, zo móc běše z njeho wušła, wobroći wón so k ludu a dźeše: Štó je so mojeje drasty dótknył?</text:p>
      <text:p text:style-name="P1"/>
      <text:p text:style-name="P1">31. Ale jeho wučomnicy dźachu k njemu: Ty widźiš, zo će ludźo ćišća, a rjeknješ: Štó je so mje dótknył?</text:p>
      <text:p text:style-name="P1"/>
      <text:p text:style-name="P1">32. A wón so wohlada za tej, kotraž to běše činiła.</text:p>
      <text:p text:style-name="P1"/>
      <text:p text:style-name="P1">33. Ta žona so pak boješe a třepotaše (přetož wona wjedźeše, štož so běše na njej stało), přińdźe a padźe před nim dele a powědaše jemu wšitku prawdu.</text:p>
      <text:p text:style-name="P1"/>
      <text:p text:style-name="P1"><text:soft-page-break/>34. Wón dźeše pak k njej: Moja dźowka, twoja wěra je tebi pomhała; dźi z měrom a budź čerstwa wot swojeje čwěle.</text:p>
      <text:p text:style-name="P1"/>
      <text:p text:style-name="P1">35. Jako wón hišće tak rěčeše, přińdźechu někotři wot čeledźe teho šulskeho wyšeho a dźachu: Twoja dźowka je wumrěła; što ty hišće teho mištra prócuješ?</text:p>
      <text:p text:style-name="P1"/>
      <text:p text:style-name="P1">36. Jezus pak hnydom wusłyša tu ryč, kiž běše ryčana, a dźeše k temu šulskemu wyšemu: Njebój, so; jeno wěr. ref(( Luk. 8, 50.))</text:p>
      <text:p text:style-name="P1"/>
      <text:p text:style-name="P1"><text:s/></text:p>
      <text:p text:style-name="P1">%-------------------------------------------------------------------</text:p>
      <text:p text:style-name="P1">% https://digital.slub-dresden.de/data/kitodo/BibltojeZ_478590679/BibltojeZ_478590679_tif/jpegs/00001365.tif.large.jpg %-------------------------------------------------------------------</text:p>
      <text:p text:style-name="P1"/>
      <text:p text:style-name="P1">37. A njeda nikomu za sobu hić, w swojim wótznym kraju a domach hač jeno Pětrej a Jakubej a Janej, Jakubowemu bratrej.</text:p>
      <text:p text:style-name="P1"/>
      <text:p text:style-name="P1">38. A wón přińdźe do chěže teho šulskeho wyšeho a widźeše tón ropot a kotřiž jara płakachu a skiwlachu. ref((Jer. 4, 8.))</text:p>
      <text:p text:style-name="P1"/>
      <text:p text:style-name="P1">39. A wón dźeše k nim přišedši nutř: Što wy tajki ropot ćěriće a płačeće? To dźěćo njeje wumrěło, ale spi. ref((Jan. 11, 11.))</text:p>
      <text:p text:style-name="P1"/>
      <text:p text:style-name="P1">40. A woni so jemu smějachu. Wón pak wuhna wšitkich a wza k sebi teho dźěsća nana a maćer a tych, kotřiž z nim běchu, a dźěše nutř, hdźež to dźěćo ležeše.</text:p>
      <text:p text:style-name="P1"/>
      <text:p text:style-name="P1">41. A wón přija to dźěćo za ruku a dźeše k njemu: Talitha kumi, to je přełožene: Holčatko, ja praju tebi, stawaj!</text:p>
      <text:p text:style-name="P1"/>
      <text:p text:style-name="P1">42. A na měsće postanu to holčatko a chodźeše wokoło; wone běše pak dwanaće lět stare. A woni buchu jara zatorhnjeni.</text:p>
      <text:p text:style-name="P1"/>
      <text:p text:style-name="P1">43. A wón jim twjerdźe zakaza, zo by nichtó wo tym njewědźał, a dźeše, zo bychu jej jěsć dali.</text:p>
      <text:p text:style-name="P1"/>
      <text:p text:style-name="P1">%-------------------------------------------------------------------</text:p>
      <text:p text:style-name="P1"><text:tab/></text:p>
      <text:p text:style-name="P1">staw((6. staw))</text:p>
      <text:p text:style-name="P1"/>
      <text:p text:style-name="P1">detail((Chrystus bu zacpějny, pósćele japoštołow won; Janej bu hłowa wotćata; dźiwne nasyćenje a pomoc.))</text:p>
      <text:p text:style-name="P1"/>
      <text:p text:style-name="P1">%-------------------------------------------------------------------</text:p>
      <text:p text:style-name="P1"/>
      <text:p text:style-name="P1"/>
      <text:p text:style-name="P1">1. A wón wuńdźe tam a přińdźe do swojeho wótcneho kraja; a jeho wučomnicy dźěchu za nim. ref((Mat. 13, 54. Luk. 4, 16.))</text:p>
      <text:p text:style-name="P1"/>
      <text:p text:style-name="P1">2. A jako sabat přińdźe, poča wón wučić we jich šuli. A wjele, kiž posłuchachu, dźiwachu so jeho wučbje a dźachu: Z wotkal ma tón tuto? A kajka je to mudrosć, kotraž jemu je data, zo tajke skutki so přez jeho rucy stanu?</text:p>
      <text:p text:style-name="P1"/>
      <text:p text:style-name="P1">3. Njeje to tón ćěsla, Mariny syn, a bratr Jakubowy a Jezusowy a Judašowy a Šimanowy? Njejsu tež jeho sotry tudy pola nas? A pohóršachu so na nim. ref(( Luk. 4, 22.))</text:p>
      <text:p text:style-name="P1"/>
      <text:p text:style-name="P1">4. Jezus pak dźeše k nim: Profeta nihdźe mjenje njepłaći, hač w swojim wócnym kraju a domach při swojich. ref((Jan. 4,44.))</text:p>
      <text:p text:style-name="P1"/>
      <text:p text:style-name="P1"/>
      <text:p text:style-name="P1">5. A wón njemóžeše tam žadyn skutk činić, chiba na mało chorych połoži wón rucy a zahoji jich.</text:p>
      <text:p text:style-name="P1"><text:soft-page-break/></text:p>
      <text:p text:style-name="P1">6. A podźiwa so jich njewěrje. A wobchodźi po městkach wokoło a wučeše.</text:p>
      <text:p text:style-name="P1"/>
      <text:p text:style-name="P1">7. A wón zawoła tych dwanaće a poča jich won pósłać po dwěmaj a da jim móc nad nječistymi duchami. ref((Mat. 10, 1.))</text:p>
      <text:p text:style-name="P1"/>
      <text:p text:style-name="P1">8. A přikaza jim, zo bychu ničo sobu na puć njebrali, chiba jeno kij, nic wačok, nic chlěba ani pjenjezy w pasu;</text:p>
      <text:p text:style-name="P1"/>
      <text:p text:style-name="P1">9. Ale zo bychu w črijach byli a so dwě sukni njewoblekli.</text:p>
      <text:p text:style-name="P1"/>
      <text:p text:style-name="P1">10. A dźeše k nim: Hdźež wy do chěže přińdźeće, tam wy wostańće, hač byšće tam zaso wotešli.</text:p>
      <text:p text:style-name="P1"/>
      <text:p text:style-name="P1">11. A jeli zo někotři was horje njewozmu ani was njeposłuchaju, tam wy preč dźiće a třasće tež tón proch z wašich nohow, na swědčenje na nich. Zawěrnje, ja praju wam: Sodomzkim abo Gomorzkim budźe na sudny dźeń lóže, dyžli tajkemu městu. ref((Mat: 10, 14. Luk. 9, 5. Jap. zk.13,51.))</text:p>
      <text:p text:style-name="P1"/>
      <text:p text:style-name="P1">12. A woni šedši won prědowachu, zo bychu ludźo pokutu činili.</text:p>
      <text:p text:style-name="P1"/>
      <text:p text:style-name="P1">13. A wuhnachu wjele čertow a žałbowachu wjele chorych z wolijom a wustrowichu jich. ref((Jak. 5, 14.))</text:p>
      <text:p text:style-name="P1"/>
      <text:p text:style-name="P1">14. A kral Herodas słyšeše to (přetož jeho mjeno běše zjawne sčinjene) a dźeše: Jan, tón křćenik, je wot morwych stanuł, a teho dla stanu so tajke skutki w nim. ref((Mat. 14, 1. Luk. 9, 7.))</text:p>
      <text:p text:style-name="P1"/>
      <text:p text:style-name="P1">15. Někotři pak dźachu: Wón je Elias; někotři pak: Wón je profeta abo jedyn tych profetow.</text:p>
      <text:p text:style-name="P1"/>
      <text:p text:style-name="P1">16. Jako pak to Herodas słyšeše, dźeše wón: To je Jan, kotremuž ja sym hłowu sćał; tón je wot morwych stanył.</text:p>
      <text:p text:style-name="P1"><text:s/></text:p>
      <text:p text:style-name="P1">%-------------------------------------------------------------------</text:p>
      <text:p text:style-name="P1">% https://digital.slub-dresden.de/data/kitodo/BibltojeZ_478590679/BibltojeZ_478590679_tif/jpegs/00001366.tif.large.jpg %-------------------------------------------------------------------</text:p>
      <text:p text:style-name="P1"/>
      <text:p text:style-name="P1">17. Přetož wón, Herodas, běše won pósłał, jimał Jana a jeho sadźił do jastwa, Herodiady, Philippa, swojeho bratra, mandźelskeje dla; přetož wón běše ju za mandźelsku wzał. ref((Luk. 3, 19. 20.))</text:p>
      <text:p text:style-name="P1"/>
      <text:p text:style-name="P1">18. Jan pak dźeše k Herodašej: Tebi so njesłuša, twojeho bratra mandźelsku měć. ref((3 Mójz. 18, 6.))</text:p>
      <text:p text:style-name="P1"/>
      <text:p text:style-name="P1">19. Herodias teho dla łakaše na njeho a chcyše jeho morić, ale njemóžeše.</text:p>
      <text:p text:style-name="P1"/>
      <text:p text:style-name="P1">%-------------------------------------------------------------------</text:p>
      <text:p text:style-name="P1"/>
      <text:p text:style-name="P1">detail((Tekst na 5. njedźelu po třoch kralach. III.))</text:p>
      <text:p text:style-name="P1"/>
      <text:p text:style-name="P1">%-------------------------------------------------------------------</text:p>
      <text:p text:style-name="P1"/>
      <text:p text:style-name="P1"/>
      <text:p text:style-name="P1">20. [Herodas pak so Jana boješe, dokelž wón wjedźeše, zo wón prawy a swjaty muž běše, a wobarnowa jeho; a we wjele wězach jeho a słyšeše jeho rad.</text:p>
      <text:p text:style-name="P1"/>
      <text:p text:style-name="P1">21. Jako pak sprawny dźeń přińdźe, zo Herodas wjećer hotowaše na swój narodny dźeń swojim wyšim a hejtmanam a tym wosebnym w Galilejskej; ref((Mat. 14, 6.))</text:p>
      <text:p text:style-name="P1"/>
      <text:p text:style-name="P1">22. A nutř stupi dźowka teje Herodiady a rejwaše; a to so Herodašej lubješe a tym, kotřiž za blidom sedźichu; tuž dźeše tón kral k temu holčeću: Proš mje, za <text:soft-page-break/>čož ty chceš, ja chcu jo tebi dać.</text:p>
      <text:p text:style-name="P1"/>
      <text:p text:style-name="P1">23. A přisahnu so jej: Štož ty mje budźeš prosyć, to chcu ja tebi dać hač do połojzy mojeho kralestwa.</text:p>
      <text:p text:style-name="P1"/>
      <text:p text:style-name="P1">24. Wona pak wuńdźe won a dźeše k swojej maćeri: Što ja dyrbju prosyć? Ta dźeše: Pře hłowu Jana, teho křćenika.</text:p>
      <text:p text:style-name="P1"/>
      <text:p text:style-name="P1">25. A wona na měsće z khwatanjom zańdźe nutř k kralej, prošeše a dźeše: Ja chcu, zo by ty mi dał nětk hnydom na škli tu hłowu Jana, teho křćenika.</text:p>
      <text:p text:style-name="P1"/>
      <text:p text:style-name="P1">26. Tón kral bu zrudny; dha wšak teje pšisahi a tych dla, kotřiž za blidom sedźichu, njechaše wón jej zapowjedźić.</text:p>
      <text:p text:style-name="P1"/>
      <text:p text:style-name="P1">27. A na měsće pósła tón kral wobwješerja a da jeho hłowu hew přinjesć. Tón teho dla šedši tam zća jemu hłowu we jastwje;</text:p>
      <text:p text:style-name="P1"/>
      <text:p text:style-name="P1">28. A přinjese jeho hłowu na škli a da ju temu holčeću; a to holčo da ju swojej maćeri.</text:p>
      <text:p text:style-name="P1"/>
      <text:p text:style-name="P1">29. A jako to jeho wučomnicy słyšachu, přińdźechu woni a wzachu jeho ćěło a schowachu jo do rowa.]</text:p>
      <text:p text:style-name="P1"/>
      <text:p text:style-name="P1">30. A ći pósli pak zhromadźichu so zaso k Jezusej a zjewichu jemu to wšitko a štož běchu činili a wučili. ref((Mat. 14, 13. Luk. 9, 10.))</text:p>
      <text:p text:style-name="P1"/>
      <text:p text:style-name="P1">31. A wón dźeše k nim: Pójće wy wosebje do pusćiny a wotpočńće trochu. Přetož jich běše wjele, kotřiž přichadźachu a wotchadźachu, tak zo woni ani k jědźi chwile njemějachu.</text:p>
      <text:p text:style-name="P1">32. A woni so wjezechu na łódźi do pusćiny wosebje.</text:p>
      <text:p text:style-name="P1"/>
      <text:p text:style-name="P1">33. A ludźo jich widźachu, zo so preč wjezechu, a jich wjele jeho póznachu a běžachu tam pěši ze wšěch městow, a přińdźechu prjedy nich a zeńdźechu so k njemu.</text:p>
      <text:p text:style-name="P1"/>
      <text:p text:style-name="P1">34. A Jezus šedši z łódźe won wuhlada tón wulki lud, a běše jemu žel teho sameho; přetož woni běchu jako wowcy, kiž nimaju žaneho pastyrja. A wón poča jich wučić wjele wěcow. ref((Mat. 9, 36.))</text:p>
      <text:p text:style-name="P1"/>
      <text:p text:style-name="P1">35. A jako nětk chcyše skoro wječor być, přistupichu jeho wučomnicy k njemu a dźachu: Tudy je pusćina a dźeń je so minył; ref((Mat. 14, 15. Luk. 9, 12. Jan. 6, 5.))</text:p>
      <text:p text:style-name="P1"/>
      <text:p text:style-name="P1">36. Rozpušć jich, zo bychu woni ducy do wokolnych wsow a městow sebi chlěb kupili; přetož woni nimaju ničo k jědźi.</text:p>
      <text:p text:style-name="P1"/>
      <text:p text:style-name="P1">37. Wón pak wotmołwi a dźeše k nim: Dajće wy jim jěsć. A woni dźachu k njemu: Mamy dha my hić a za dwě zćě krošow chlěba kupić a jim jěsć dać? ref((Jan. 6, 7.))</text:p>
      <text:p text:style-name="P1"/>
      <text:p text:style-name="P1">38. Wón pak dźeše k nim: Wjele chlěba wy maće? Dźiće a pohladajće. A jako so běchu wobhonili, dźachu woni: Pjeć, a dwě rybje.</text:p>
      <text:p text:style-name="P1"><text:s/></text:p>
      <text:p text:style-name="P1">%-------------------------------------------------------------------</text:p>
      <text:p text:style-name="P1">% https://digital.slub-dresden.de/data/kitodo/BibltojeZ_478590679/BibltojeZ_478590679_tif/jpegs/00001367.tif.large.jpg %-------------------------------------------------------------------</text:p>
      <text:p text:style-name="P1"/>
      <text:p text:style-name="P1">39. A wón přikaza jim, zo bychu so wšitcy dele zesydali, jene połne blido po druhim, na zelenu trawu.</text:p>
      <text:p text:style-name="P1"/>
      <text:p text:style-name="P1">40. A woni zesydachu so po rjadu, sto a sto, pjeć dźesać a pjeć dźesać.</text:p>
      <text:p text:style-name="P1"/>
      <text:p text:style-name="P1"><text:soft-page-break/>41. A wón wza te pjeć pokroty a tej dwě rybje a pohlada do njebjes, dźakowaše so a łamaše te chlěby a da je swojim wučomnikam, zo bychu jim prjódk kładli. A tej dwě rybje rozdźěli wón bjez wšitkich.</text:p>
      <text:p text:style-name="P1"/>
      <text:p text:style-name="P1">42. A woni jědźachu wšitcy a buchu nasyćeni.</text:p>
      <text:p text:style-name="P1"/>
      <text:p text:style-name="P1">43. A woni zebrachu kruškow chlěba, dwanaće korbow połnych, a wot teju rybow (něšto).</text:p>
      <text:p text:style-name="P1"/>
      <text:p text:style-name="P1">44. A běše tych, kotřiž běchu jědli, pola pjeć tawzynt mužow.</text:p>
      <text:p text:style-name="P1"/>
      <text:p text:style-name="P1">45. A hnydom přinući wón swojich wučomnikow, zo bychu na łódź stupili a prjedy njeho so přewjezli do Bethzaidy, hač by wón tón lud rozpušćił. ref((Mat. 14, 22. Jan. 6, 17.))</text:p>
      <text:p text:style-name="P1"/>
      <text:p text:style-name="P1">46. A jako wón jich běše wot sebje preč pósłał, dźěše wón na horu, zo by so modlił.</text:p>
      <text:p text:style-name="P1"/>
      <text:p text:style-name="P1">47. A jako wječor bu, běše ta łódź srjedźa na morju, wón pak sam na zemi.</text:p>
      <text:p text:style-name="P1"/>
      <text:p text:style-name="P1">48. A wón widźeše, zo woni z wulkej prócu so wjezechu; přetož wětr běše jim přećiwny. Teho dla při štwórtej nócnej waše přińdźe wón k nim, chodźeše po morju a chcyše nimo nich prjedy přińć.</text:p>
      <text:p text:style-name="P1"/>
      <text:p text:style-name="P1">49. Jako pak woni widźachu, zo wón po morju chodźeše, měnjachu woni, zo je šerjenje, a zakřičachu;</text:p>
      <text:p text:style-name="P1"/>
      <text:p text:style-name="P1">50. Přetož wšitcy jeho widźachu a nastróžichu so. A na měsće rěčeše wón z nimi a dźeše k nim: Budźće dobreje mysle; ja to sym, njebójće so.</text:p>
      <text:p text:style-name="P1"/>
      <text:p text:style-name="P1">51. A wón stupi k nim do łódźe, a tón wětr woćichnu. A woni so jara wulcy w sebi nastróžichu a dźiwachu so. ref((St. 4, 39.))</text:p>
      <text:p text:style-name="P1"/>
      <text:p text:style-name="P1">52. Přetož ničo rozomniši njebuchu nad tymi khlěbami, a jich wutroba běše stwjerdnjena.</text:p>
      <text:p text:style-name="P1"/>
      <text:p text:style-name="P1">53. A jako so přewjezli běchu, přińdźechu woni do Genezarethzkeho kraja, a tam woni tu łódź k brjohej přistajichu. ref((Mat. 14, 34.))</text:p>
      <text:p text:style-name="P1"/>
      <text:p text:style-name="P1">54. A jako nětk z łódźe běchu wušli, hnydom jeho ludźo póznachu;</text:p>
      <text:p text:style-name="P1"/>
      <text:p text:style-name="P1">55. A woni, běžawši po wšitkim tym samym wokolnym kraju wokoło, počachu chorych na łožach wokoło nosyć, hdźež woni słyšachu, zo wón tam je.</text:p>
      <text:p text:style-name="P1"/>
      <text:p text:style-name="P1">56. A hdźež wón dźěše do městow abo do městow abo do wsow, tam kładźechu woni chorych na torhošćo a prošachu jeho, zo bychu so jeno teho wobruba jeho drasty dótkli. A kotřiž so jeho dótkachu, ći buchu wustrowjeni.</text:p>
      <text:p text:style-name="P1"/>
      <text:p text:style-name="P1">%-------------------------------------------------------------------</text:p>
      <text:p text:style-name="P1"><text:tab/></text:p>
      <text:p text:style-name="P1">staw((7. staw))</text:p>
      <text:p text:style-name="P1"/>
      <text:p text:style-name="P1">detail((Wo hejchleŕztwje Farizejskich, pohanskeje žony dźowčičcy, hłuchim a němym.))</text:p>
      <text:p text:style-name="P1"/>
      <text:p text:style-name="P1">%-------------------------------------------------------------------</text:p>
      <text:p text:style-name="P1"/>
      <text:p text:style-name="P1">1. A k njemu so zeńdźechu Farizejscy a někotři wot pismawučenych, kotřiž běchu z Jerusalema přišli. ref((Mat. 15, 1.))</text:p>
      <text:p text:style-name="P1"/>
      <text:p text:style-name="P1">2. A jako woni widźachu, zo někotři jeho wučomnikow z gmejn, to je z njemytymaj rukomaj chlěb jědźachu, swarjachu woni na to. ref((Luk. 11, 38.))</text:p>
      <text:p text:style-name="P1"/>
      <text:p text:style-name="P1">3. Přetož Farizejscy a wšitcy Zidźi njejědźa, chiba zo su sebi rucy husto zmyli, <text:soft-page-break/>a dźerža tak tych staršich wustajenja.</text:p>
      <text:p text:style-name="P1"/>
      <text:p text:style-name="P1">4. A hdyž z torhošća přińdu, njejědźa woni, chiba zo su so zmyli. A tych wěcow je wjele, kotrež su horje wzali, zo chcedźa je dźeržeć, jako je wumyće tych piwnych sudobjow, tych karanow, tych koporowych sudobjow a tych blidow.</text:p>
      <text:p text:style-name="P1"/>
      <text:p text:style-name="P1">5. Tuž teho dla woprašachu jeho ći Farizejscy a pismawučeni: Čeho dla njechodźa twoji wučomnicy po tych staršich jich wustajenjach, ale jědźa chlěb z njemytymaj rukomaj?</text:p>
      <text:p text:style-name="P1"><text:s/></text:p>
      <text:p text:style-name="P1">%-------------------------------------------------------------------</text:p>
      <text:p text:style-name="P1">% https://digital.slub-dresden.de/data/kitodo/BibltojeZ_478590679/BibltojeZ_478590679_tif/jpegs/00001368.tif.large.jpg %-------------------------------------------------------------------</text:p>
      <text:p text:style-name="P1"/>
      <text:p text:style-name="P1">6. Wón pak wotmołwi a dźeše k nim: Derje je Jezajas wot was błudnikow wěšćił, jako je pisane: Tón lud česći mje z hubomaj, ale jich wutroba je daloko wote mnje. ref((Jez 29, 13. Mat. 15,7.))</text:p>
      <text:p text:style-name="P1"/>
      <text:p text:style-name="P1">7. Podarmo pak mi słuža, dokelž wuča tajke wučby, kotrež su člowske přikaznje.</text:p>
      <text:p text:style-name="P1"/>
      <text:p text:style-name="P1">8. Přetož wy wopušćiće Bože přikazanje a dźeržiće tych čłowjekow wustajenje, jako je to wumyće tych karanow a piwnych kanow; teho runja tajkich wěcow druhich činiće wy wjele.</text:p>
      <text:p text:style-name="P1"/>
      <text:p text:style-name="P1">9. A wón dźeše k nim: Wy ćišće Bože přikazanje zaćisnjeće, zo byšće waše wustajenje dźerželi.</text:p>
      <text:p text:style-name="P1"/>
      <text:p text:style-name="P1">10. Přetož Mójzas je prajił: Česć swojeho nana a swoju maćer, a štóž na nana abo na maćer złe rěči, tón dyrbi smjerće wumrěć. ref((2 Mójz. 20, 12. 5 Mójz. 5, 16.))</text:p>
      <text:p text:style-name="P1"/>
      <text:p text:style-name="P1">11. Wy pak wučiće: Hdyž štó rjeknje k nanej abo k maćeri: Korban (to je, hdyž ja to wopruju, dha je wone tebi wjele wužitniše), tón čini derje.</text:p>
      <text:p text:style-name="P1"/>
      <text:p text:style-name="P1">12. A tak wy ničo wjazy njewotpušćiće, zo by wón činił swojemu nanej abo swojej maćeri;</text:p>
      <text:p text:style-name="P1"/>
      <text:p text:style-name="P1">13. A zběhnjeće Bože słowo přez waše wustajenje, kotrež wy sće wustajili; a teho runja činiće wy wjele.</text:p>
      <text:p text:style-name="P1"/>
      <text:p text:style-name="P1">14. A wón zawoła k sebi wšitkón lud a dźeše k nim: Posłuchajće wšitcy na mnje a zrozyńće. ref((Mat: 15, 10.))</text:p>
      <text:p text:style-name="P1"/>
      <text:p text:style-name="P1">15. Ničo njeje, kiž wonkach do čłowjeka dźe, zo by jeho nječisteho činiło; ale štož wot njeho won dźe, to je, kiž čłowjeka nječisteho čini.</text:p>
      <text:p text:style-name="P1"/>
      <text:p text:style-name="P1">16. Ma-li štó wuši k posłuchanju, tón posłuchaj. ref((Mat. 11, 15. St. 13, 9.))</text:p>
      <text:p text:style-name="P1"/>
      <text:p text:style-name="P1">17. A jako wón wot luda do chěže přińdźe, woprašachu jeho jeho wučomnicy wo to přirunanje. ref((Mat. 15, 15.))</text:p>
      <text:p text:style-name="P1"/>
      <text:p text:style-name="P1">18. A wón dźeše k nim: Sće wy dha tež tak njerozomni? Njezrozumiće wy hišće, zo wšitko, štož wonkach je a do čłowjeka dźe, to jeho njemóže nječisteho činić?</text:p>
      <text:p text:style-name="P1"/>
      <text:p text:style-name="P1">19. Přetož wone njeńdźe do jeho wutroby, ale do brjucha, a wuńdźe do wuchoda, hdźež wšitka jědź so wurjedźi.</text:p>
      <text:p text:style-name="P1"/>
      <text:p text:style-name="P1">20. Wón pak dźeše: Štož z čłowjeka wuńdźe, to same čłowjeka nječisteho čini;</text:p>
      <text:p text:style-name="P1"/>
      <text:p text:style-name="P1">21. Přetož nutřkach, z wutroby tych čłowjekow, wuńdu złe mysle, mandźelstwo-łamanje, kurwarstwo, mordarstwo,</text:p>
      <text:p text:style-name="P1"/>
      <text:p text:style-name="P1"><text:soft-page-break/>22. Paduchstwo, łakomstwo, njeprawdosć, lesnosć, njepócćiwosć, złe woko, Bože hanjenje, pycha, njemdrosć;</text:p>
      <text:p text:style-name="P1"/>
      <text:p text:style-name="P1">23. Wšitke te złe wěcy znutřkach won wuńdu a činja čłowjeka nječisteho.</text:p>
      <text:p text:style-name="P1"/>
      <text:p text:style-name="P1">24. A wón stanu tam a woteńdźe do Tirizkich a Sidonskich mjezow. A šedši do doma njechaše wón, zo by štó wo nim wědźał, a wšak njemóžeše so potajić. ref((Mat. 15, 21.))</text:p>
      <text:p text:style-name="P1"/>
      <text:p text:style-name="P1">25. Přetož žona běše wot njeho słyšała, kotrejež (jejne) dźowčatko nječisteho ducha měješe; a přišedši padźe dele k jeho nohomaj;</text:p>
      <text:p text:style-name="P1"/>
      <text:p text:style-name="P1">26. (Ta žona pak běše Grichizka, Sirophönizizka z roda) a ta prošeše jeho, zo by wón djaboła z jeje dźowki wuhnał.</text:p>
      <text:p text:style-name="P1"/>
      <text:p text:style-name="P1">27. Jezus pak dźeše k njej: Njech so prjedy dźěći najědźa; přetož wono njeje pěknje, zo so dźěćom chlěb wozmje a ćisnje so psam. ref((Mat. 1d, 26.))</text:p>
      <text:p text:style-name="P1"/>
      <text:p text:style-name="P1">28. Wona pak wotmołwi a dźeše k njemu: Haj, Knježe, dha wšak tež jědźa te psyčatka pod blidom wot drjebjeńčkow tych dźěći.</text:p>
      <text:p text:style-name="P1"/>
      <text:p text:style-name="P1">29. A wón dźeše k njej: Teho słowa dla dźi; čert je z twojeje dźowki wušoł.</text:p>
      <text:p text:style-name="P1"><text:s/></text:p>
      <text:p text:style-name="P1">%-------------------------------------------------------------------</text:p>
      <text:p text:style-name="P1">% https://digital.slub-dresden.de/data/kitodo/BibltojeZ_478590679/BibltojeZ_478590679_tif/jpegs/00001369.tif.large.jpg %-------------------------------------------------------------------</text:p>
      <text:p text:style-name="P1"/>
      <text:p text:style-name="P1">30. A wona woteńdźe do swojeho doma a namaka, zo tón čert běše wušoł, a zo ta dźowka na łožu ležeše.</text:p>
      <text:p text:style-name="P1"/>
      <text:p text:style-name="P1">%-------------------------------------------------------------------</text:p>
      <text:p text:style-name="P1"/>
      <text:p text:style-name="P1">detail((Sćenje na 12. njedźelu po swj. Trojicy.))</text:p>
      <text:p text:style-name="P1"/>
      <text:p text:style-name="P1">%-------------------------------------------------------------------</text:p>
      <text:p text:style-name="P1"/>
      <text:p text:style-name="P1">31. [A jako wón zaso wuńdźe z Tirizkich a Sidonskich mjezow, přińdźe wón k Galilejzkemu morju, srjedźa na mjezy tych dźesać městow. ref((Mat. 15, 20.))</text:p>
      <text:p text:style-name="P1"/>
      <text:p text:style-name="P1">32. A woni přiwjedźechu k njemu hłucheho, kiž němy běše, a prošachu jeho, zo by ruku na njeho połožił. ref((Mat. 9, 32. Luk. 11, 14.))</text:p>
      <text:p text:style-name="P1"/>
      <text:p text:style-name="P1">33. A wón wza jeho wot luda wosebje, tyknu jemu swoje porsty do jeho wušow a wuplunu a dótknu so jeho jazyka. ref((St. 8, 23.))</text:p>
      <text:p text:style-name="P1"/>
      <text:p text:style-name="P1">34. A pohlada horje k njebjesam, zdychnu a dźeše k njemu: Hephata, to je: wotewr so! ref((Jan. 11, 41.))</text:p>
      <text:p text:style-name="P1"/>
      <text:p text:style-name="P1">35. A hnydom wotewrištej so jeho wuši a tón zwjazk jeho jazyka so rozwjaza, a wón rěčeše prawje.</text:p>
      <text:p text:style-name="P1"/>
      <text:p text:style-name="P1">36. A wón jim zakaza, zo bychu to nikomu njeprajili. pak wón jim zakaza, woni jo roznjesechu.</text:p>
      <text:p text:style-name="P1"/>
      <text:p text:style-name="P1">37. A dźiwachu so přez měru a dźachu: Wón je wšitko derje činił; hłuchich čini wón słyšacych a němych ražacych.] ref((Mójz. 1, 31.))</text:p>
      <text:p text:style-name="P1"/>
      <text:p text:style-name="P1">%-------------------------------------------------------------------</text:p>
      <text:p text:style-name="P1"><text:tab/></text:p>
      <text:p text:style-name="P1">staw((8. staw))</text:p>
      <text:p text:style-name="P1"/>
      <text:p text:style-name="P1">detail((Wo sydom chlěbach, zejchach a kwasu Farizejskich, slepym, póznaću wot <text:soft-page-break/>Chrystusa a jeho ćerpjenju.))</text:p>
      <text:p text:style-name="P1"/>
      <text:p text:style-name="P1">detail((Ćim bóle ćim bóle Sćenje na 7. njedźelu po swj. Trojicy.))</text:p>
      <text:p text:style-name="P1"/>
      <text:p text:style-name="P1">%-------------------------------------------------------------------</text:p>
      <text:p text:style-name="P1"/>
      <text:p text:style-name="P1">1. [W tych samych dnjach, jako wulki lud tam běše a njemějachu ničo k jědźi, zawoła Jezus swojich wučomnikow k sebi a dźeše k nim: ref((Mat. 15, 32.))</text:p>
      <text:p text:style-name="P1"/>
      <text:p text:style-name="P1">2. Mi je žel teho luda; přetož woni su hižom na tři dny pola mje zawostali a nimaju ničo k jědźi;</text:p>
      <text:p text:style-name="P1"/>
      <text:p text:style-name="P1">3. A hdy bych ja jich bjez jědźe dom pušćił, bychu woni na puću zawutlili. Přetož někotři běchu z daloka přišli.</text:p>
      <text:p text:style-name="P1"/>
      <text:p text:style-name="P1">4. Jeho słužownicy pak wotmołwichu jemu: Hdźe my chlěba wozmjemy tudy w pusćinje, zo bychmy jich nasyćili?</text:p>
      <text:p text:style-name="P1"/>
      <text:p text:style-name="P1">5. A wón prašeše jich: Wjele maće pokrotow? Woni pak dźachu: Sydom.</text:p>
      <text:p text:style-name="P1"/>
      <text:p text:style-name="P1">6. A wón přikaza ludu, zo bychu so na zemju zesydali. A wza te sydom pokroty a dźakowaše so a łamaše a da je swojim wučomnikam, zo bychu je prjódk kładli, a woni kładźechu je ludu prjódk.</text:p>
      <text:p text:style-name="P1"/>
      <text:p text:style-name="P1">7. A mějachu trochu rybičkow; a wón so dźakowaše a kazaše te same tež prjódk kłasć.</text:p>
      <text:p text:style-name="P1"/>
      <text:p text:style-name="P1">8. Woni jědźachu pak a buchu nasyćeni a nazběrachu zbytnych kruškow sydom korbow. ref((2 Kral. 4, 44.))</text:p>
      <text:p text:style-name="P1"/>
      <text:p text:style-name="P1">9. A jich běše na štyri tawzyntow, kiž jědli běchu; a wón pušći jich wot sebje.)</text:p>
      <text:p text:style-name="P1"/>
      <text:p text:style-name="P1">10. A hnydom stupi wón do łódźe ze swojimi wučomnikami a přińdźe do Dalmanutzkeho kraja.</text:p>
      <text:p text:style-name="P1"/>
      <text:p text:style-name="P1">11. A ći Farizejscy wuńdźechu a počachu so z nim woprašować a žadachu wot njeho zejch z njebjes, spytawši jeho. ref((Mat. 16, 1. St. 12, 38.))</text:p>
      <text:p text:style-name="P1"/>
      <text:p text:style-name="P1">12. A wón zdychnu w swojim duchu a dźeše: Što pyta wšak ta šlachta zejch? Woprawdźe, ja praju wam: Tej šlachće žadyn zejch njebudźe daty. ref((Luk. 11, 29.))</text:p>
      <text:p text:style-name="P1"/>
      <text:p text:style-name="P1">13. A wón stupi zaso do łódźe, wostajiwši jich, a přewjeze so na druhi brjóh.</text:p>
      <text:p text:style-name="P1"/>
      <text:p text:style-name="P1">14. A woni běchu zapomnili chlěba sobu wzać; a njemějachu wjazy sobu na łódźi, hač jeno jenu pokrotu. ref((Mat. 16, 5. 6.))</text:p>
      <text:p text:style-name="P1"/>
      <text:p text:style-name="P1">15. A wón přikaza jim a dźeše: Pohladajće a hladajće so před kwasom tych Farizejskich a před kwasom Herodaša. ref((Mat. 16, 6. Luk. 12, 1.))</text:p>
      <text:p text:style-name="P1"/>
      <text:p text:style-name="P1">16. A woni sebi myslachu tam a sem, a dźeše jedyn k druhemu: My chlěba nimamy.</text:p>
      <text:p text:style-name="P1"/>
      <text:p text:style-name="P1"><text:s/></text:p>
      <text:p text:style-name="P1">%-------------------------------------------------------------------</text:p>
      <text:p text:style-name="P1">% https://digital.slub-dresden.de/data/kitodo/BibltojeZ_478590679/BibltojeZ_478590679_tif/jpegs/00001370.tif.large.jpg %-------------------------------------------------------------------</text:p>
      <text:p text:style-name="P1"/>
      <text:p text:style-name="P1">17. A Jezus zrozumi to a dźeše k nim: Što so wy tež staraće, zo chlěba nimaće? Njepóznajeće wy hišće ani njerozumiće? Maće wy hišće wašu stwjerdnjenu wutrobu? ref((St. 3, 5. St. 6, 52.))</text:p>
      <text:p text:style-name="P1"/>
      <text:p text:style-name="P1">18. Maće woči a njewidźiće? a maće wuši a njesłyšiće? Abo njespominaće na to?</text:p>
      <text:p text:style-name="P1"><text:soft-page-break/></text:p>
      <text:p text:style-name="P1">19. Jako ja pjeć chlěbow łamach za tych pjeć tawzynt, kak wjele korbow połnych kruškow wy nazběrašće? Woni dźachu: Dwanaće. ref((Mat. 14, 19. Luk. o, 13. Jan. 6, 9. 13.))</text:p>
      <text:p text:style-name="P1"/>
      <text:p text:style-name="P1">20. Jako ja pak sydom łamach za te štyri tawzynt, kak wjele korbow połnych kruškow nazběrašće wy? Woni pak dźachu: Sydom.</text:p>
      <text:p text:style-name="P1"/>
      <text:p text:style-name="P1">21. A wón dźeše k nim: Kak dha, zo wy ničo njerozumiće?</text:p>
      <text:p text:style-name="P1"/>
      <text:p text:style-name="P1">22. A wón přińdźe do Bethzaidy; a woni přiwjedźechu k njemu slepeho a prošachu jeho, zo by so jeho dótknył.</text:p>
      <text:p text:style-name="P1"/>
      <text:p text:style-name="P1">23. A wón wza teho slepeho za ruku a wjedźeše jeho won z města a plunu do jeho wočow, połoži swojej rucy na njeho a wopraša jeho: Widźiš što? ref((St. 7, 32. 33. Jan. 9, 6.))</text:p>
      <text:p text:style-name="P1"/>
      <text:p text:style-name="P1">24. A wón pohlada horje a dźeše: Ja widźu, zo ludźo chodźa, jako bych štomy widźał.</text:p>
      <text:p text:style-name="P1"/>
      <text:p text:style-name="P1">25. Potom połoži wón zaso rucy na jeho woči a kazaše jemu zaso hladać; a wón bě zaso wustrowjeny, tak zo wšitko z daloka jasnje widźeše.</text:p>
      <text:p text:style-name="P1"/>
      <text:p text:style-name="P1">26. A wón jeho dom pósła a dźeše: Njechodź do města ani njepowěs to tež nikomu nutřkach. ref((St. 7, 36.))</text:p>
      <text:p text:style-name="P1"/>
      <text:p text:style-name="P1">27. A Jezus wuńdźe won a jeho wučomnicy do městow Zezareje Philippa. A na puću wopraša wón swojich wučomnikow a dźeše k nim: Štó praja ludźo, zo ja sym? ref((Mat. 16, 13. Luk. 9, 18.))</text:p>
      <text:p text:style-name="P1"/>
      <text:p text:style-name="P1">28. A woni wotmołwichu: Woni praja, zo sy ty Jan, tón křćenik; někotři pak praja, zo sy Elias; a někotři, zo sy tych profetow jedyn.</text:p>
      <text:p text:style-name="P1"/>
      <text:p text:style-name="P1">29. A wón dźeše k nim: Wy pak, što prajiće wy, zo ja sym? Pětr pak wotmołwi a dźeše k njemu: Ty sy Chrystus. ref((Jan. 1, 49.))</text:p>
      <text:p text:style-name="P1"/>
      <text:p text:style-name="P1">30. A wón pohrozy jim, zo bychu nikomu wot njeho njeprajili.</text:p>
      <text:p text:style-name="P1"/>
      <text:p text:style-name="P1">31. A poča jich wučić, zo čłowjeka syn ma wjele ćerpić, a zo dyrbi zaćisnjeny być wot staršich a wyšich měšnikow a pismawučenych, a zo budźe morjeny, a zo po třoch dnjach budźe horje stanyć. ref((Mat. 16, 21. Luk. 18, 31.))</text:p>
      <text:p text:style-name="P1"/>
      <text:p text:style-name="P1">32. A wón rěčeše to słowo zjawnje. Tuž zapřimny jeho Pětr a poča jemu wobarać.</text:p>
      <text:p text:style-name="P1"/>
      <text:p text:style-name="P1">33. Wón so pak wobroći, a pohlada na swojich wučomnikow, pohrozy Pětrej a dźeše: Dźi preč wote mnje, satanje; přetož ty so njewustejiš na to, štož Bože, ale na to, štož čłowječne je.</text:p>
      <text:p text:style-name="P1"/>
      <text:p text:style-name="P1">34. A wón zawoła k sebi tón lud a swojich wučomnikow a dźeše k nim: Štóž chce za mnu přińć, tón sam so zaprěj a wzmi swój křiž na so a chodź za mnu. ref((Mat. 16, 24. Luk. 9, 23.))</text:p>
      <text:p text:style-name="P1"/>
      <text:p text:style-name="P1">35. Přetož štóž chce swoje žiwjenje zachować, tón budźe to same zhubić; a štóž swoje žiwjenje zhubi moje a teho ewangeliona dla, tón budźe to same zachować. ref((Mat. 10, 39.))</text:p>
      <text:p text:style-name="P1"/>
      <text:p text:style-name="P1">36. Přetož što pomha čłowjekej, hdy by wón runje wšitkón swět dobył a škodu wzał na swojej duši?</text:p>
      <text:p text:style-name="P1"/>
      <text:p text:style-name="P1">37. Abo što móže čłowjek dać k wumóženju swojeje duše?</text:p>
      <text:p text:style-name="P1"/>
      <text:p text:style-name="P1">38. Štóž so pak mje a mojich słowow hanibuje bjez tym mandźelstwo-łamacym a hrěšnym narodom, teho budźe so tež čłowjeka syn hanibować, hdyž wón budźe přińć w krasnosći swojeho Wótca ze swjatymi jandźelemi. ref((Mat. 10, 32. Luk. 9, 26. <text:soft-page-break/>St. 12, 8.))</text:p>
      <text:p text:style-name="P1"><text:s/></text:p>
      <text:p text:style-name="P1">%-------------------------------------------------------------------</text:p>
      <text:p text:style-name="P1">% https://digital.slub-dresden.de/data/kitodo/BibltojeZ_478590679/BibltojeZ_478590679_tif/jpegs/00001371.tif.large.jpg %-------------------------------------------------------------------</text:p>
      <text:p text:style-name="P1"/>
      <text:p text:style-name="P1">St. 9. St.</text:p>
      <text:p text:style-name="P1"/>
      <text:p text:style-name="P1">1. A wón dźeše k nim: Zawěrnje, ja praju wam: Někotři tudy su a steja, kotřiž smjerće njebudźa woptać, hač woni budźa widźeć, zo to kralestwo Bože z mocu přichadźa. ref((Mat. 16, 28. Luk. 9, 29.))</text:p>
      <text:p text:style-name="P1"/>
      <text:p text:style-name="P1">%-------------------------------------------------------------------</text:p>
      <text:p text:style-name="P1"><text:tab/></text:p>
      <text:p text:style-name="P1">staw((9. staw))</text:p>
      <text:p text:style-name="P1"/>
      <text:p text:style-name="P1">detail((Historija wo Chrystusowym překrasnjenju a naměsaznym synu; wučba wo ponižnosći a pohóršenju.))</text:p>
      <text:p text:style-name="P1"/>
      <text:p text:style-name="P1">%-------------------------------------------------------------------</text:p>
      <text:p text:style-name="P1"/>
      <text:p text:style-name="P1">2. A po šesći dnjach wza Jezus k sebi Pětra a Jakuba a Jana a wjedźeše jich na wysoku horu wosebje samych a přeměni so před nimi. ref((Mat. 17, 1. Luk. 9, 28.))</text:p>
      <text:p text:style-name="P1"/>
      <text:p text:style-name="P1">3. A jeho drasta bu jasna a jara běła, jako sněh, kotruž žadyn barbar na zemi njemóže tak běłu sčinić. ref((Mat. 28, 3.))</text:p>
      <text:p text:style-name="P1"/>
      <text:p text:style-name="P1">4. A jim so zjewi Elias z Mójzasom, a měještaj rozrěčowanje z Jezusom.</text:p>
      <text:p text:style-name="P1"/>
      <text:p text:style-name="P1">5. A Pětr wotmołwi a dźeše k Jezusej: Rabbi, tudy je nam dobro być; teho dla čińmy tři hěty, tebi jenu, Mójzasej jenu a Eliasej jenu.</text:p>
      <text:p text:style-name="P1"/>
      <text:p text:style-name="P1">6. Přetož wón njewjedźeše, što rěči, dokelž woni běchu nastróženi.</text:p>
      <text:p text:style-name="P1"/>
      <text:p text:style-name="P1">7. A mróčel přińdźe, kotraž jich wobkhłódkowa. A hłós padźe z teje mróčele a dźeše: To je tón samy mój luby Syn, teho maće wy posłuchać. ref((Mat. 3, 17.))</text:p>
      <text:p text:style-name="P1"/>
      <text:p text:style-name="P1">8. A hnydom wohladawši so njewidźachu woni nikoho wjazy, hač jeno Jezusa sameho při sebi.</text:p>
      <text:p text:style-name="P1"/>
      <text:p text:style-name="P1">9. Jako woni pak z hory dele dźěchu, zakaza wón jim, zo bychu nikomu njeprajili, što su widźeli, hač by čłowjeka syn wot morwych stanył.</text:p>
      <text:p text:style-name="P1"/>
      <text:p text:style-name="P1">10. A woni zakowachu tu wěc při sebi a woprašowachu so bjez sobu, što by to stawanje wot morwych było.</text:p>
      <text:p text:style-name="P1"/>
      <text:p text:style-name="P1">11. A woprašachu jeho a dźachu: Čeho dla dha pismawučeni praja, zo ma Elias prjedy přińć? ref((Mal. 4, 5.))</text:p>
      <text:p text:style-name="P1"/>
      <text:p text:style-name="P1">12. Wón pak wotmołwi a dźeše k nim: Elias ma wšak prjedy přińć a wšitko zaso na prawe přinjesć; a k temu tež dyrbi čłowjeka syn wjele ćerpić a zacpěty być, jako steji pisane.</text:p>
      <text:p text:style-name="P1"/>
      <text:p text:style-name="P1">13. Ale ja praju wam: A Elias je přišoł a woni su jemu činili, štož su chcyli, jako wot njeho steji pisane. ref((Mat. 11, 14.))</text:p>
      <text:p text:style-name="P1"/>
      <text:p text:style-name="P1">14. A wón přišedši k druhim wučomnikam widźeše wulki lud wokoło nich a pismawučenych, kotřiž so z nimi woprašowachu.</text:p>
      <text:p text:style-name="P1"/>
      <text:p text:style-name="P1">15. A na měsće so wšitkón lud stróži, jako jeho wuhlada, a přiběžawši powitachu jeho.</text:p>
      <text:p text:style-name="P1"><text:soft-page-break/></text:p>
      <text:p text:style-name="P1">16. A wón wopraša tych pismawučenych: Što woprašujeće wy so z nimi?</text:p>
      <text:p text:style-name="P1"/>
      <text:p text:style-name="P1">17. A jedyn z teho luda wotmołwi a dźeše: Mištrje, ja sym swojeho syna k tebi přiwjedł, kotryž ma němeho ducha; ref((Mat. 17, 14. Luk. 9, 38.))</text:p>
      <text:p text:style-name="P1"/>
      <text:p text:style-name="P1">18. A hdźež wón jeho dosahnje, torha wón jeho, a wón pěni a křipi ze swojimi zubami a schnje. Ja sym z twojimi wučomnikami rěčał, zo bychu jeho wuhnali, woni pak njemóžachu.</text:p>
      <text:p text:style-name="P1"/>
      <text:p text:style-name="P1">19. Wón wotmołwi jemu pak a dźeše: O ty njewěrny narodźe, kak dołho mam ja pola was być? Kak dołho mam ja was ćerpić? Přiwjedźće jeho ke mni.</text:p>
      <text:p text:style-name="P1"/>
      <text:p text:style-name="P1">20. A woni přiwjedźechu jeho k njemu. A hnydom, jako Jezus jeho wohlada, torhaše jeho tón duch; wón pak padźe na zemju, waleše so a pěnješe.</text:p>
      <text:p text:style-name="P1"/>
      <text:p text:style-name="P1">21. A wón wopraša jeho nana: Kak dołho je, jako so jemu to stało je? Wón pak dźeše? Hnydom wot małosće;</text:p>
      <text:p text:style-name="P1"/>
      <text:p text:style-name="P1">22. A husto je wón jeho do wohenja a do wody mjetał, zo by jeho skóncował. Móžeš-li ty pak što, dha smil so nad nami a pomhaj nam.</text:p>
      <text:p text:style-name="P1"><text:s/></text:p>
      <text:p text:style-name="P1">%-------------------------------------------------------------------</text:p>
      <text:p text:style-name="P1">% https://digital.slub-dresden.de/data/kitodo/BibltojeZ_478590679/BibltojeZ_478590679_tif/jpegs/00001372.tif.large.jpg %-------------------------------------------------------------------</text:p>
      <text:p text:style-name="P1"/>
      <text:p text:style-name="P1">23. Jezus pak dźeše k njemu: Hdy by ty wěrić móhł. Temu, kiž wěri, su wšitke wěcy móžne. ref((Luk. 17, 6.))</text:p>
      <text:p text:style-name="P1"/>
      <text:p text:style-name="P1">24. A hnydom zawoła teho dźěsća nan a dźeše ze sylzami: Ja wěrju, mój Knježe; pomhaj mojej njewěrje!</text:p>
      <text:p text:style-name="P1"/>
      <text:p text:style-name="P1">25. A jako pak Jezus widźeše, zo lud přiběži, pohrozy wón temu nječistemu duchu a dźeše k njemu: Ty němy a hłuchi ducho, ja ći přikažu, wuńdź z njeho a njechodź wjazy do njeho.</text:p>
      <text:p text:style-name="P1"/>
      <text:p text:style-name="P1">26. Tuž wołaše wón a torhaše jeho jara a wuńdźe. A wón bu jako morwy, tak zo jich tež wjele praješe: Wón je wumrěł.</text:p>
      <text:p text:style-name="P1"/>
      <text:p text:style-name="P1">27. Jezus pak zapřija jeho z ruku a pozběhnu jeho; a wón postanu.</text:p>
      <text:p text:style-name="P1"/>
      <text:p text:style-name="P1">28. A jako wón dom přińdźe, woprašachu jeho jeho wučomnicy wosebje: Čeho dla dha my jeho njemóžachmy wuhnać? ref((Mat. 17, 19.))</text:p>
      <text:p text:style-name="P1"/>
      <text:p text:style-name="P1">29. Wón pak dźeše: Tón narod hinak njemóže wuńć, chiba přez modlitwu a posćenje.</text:p>
      <text:p text:style-name="P1"/>
      <text:p text:style-name="P1">30. A woni dźěchu tam preč a chodźachu přez Galilejsku; a wón nochcyše, zo by štó wo tym wědźał.</text:p>
      <text:p text:style-name="P1"/>
      <text:p text:style-name="P1">31. Wón wučeše pak swojich wučomnikow a dźeše k nim: Čłowjeka syn budźe podaty do čłowjekow jich rukow, a woni budźa jeho morić; a hdyž budźe morjeny, budźe wón na třeći dźeń zaso horje stanyć. ref((Mat. 17, 22. Luk. 9, 44.))</text:p>
      <text:p text:style-name="P1"/>
      <text:p text:style-name="P1">32. Woni pak njezrozumichu to słowo a bojachu so jeho woprašeć.</text:p>
      <text:p text:style-name="P1"/>
      <text:p text:style-name="P1">33. A wón přińdźe do Kapernauma. A jako wón domach běše, prašeše wón jich: Što wy so na puću bjez sobu rozrěčešće?</text:p>
      <text:p text:style-name="P1"/>
      <text:p text:style-name="P1">34. Woni pak mjelčachu; přetož woni so bjez sobu na puću běchu rozrěčowali, štó by wot nich wjetši był? ref((Mat. 18, 1. Luk. 9, 46.))</text:p>
      <text:p text:style-name="P1"/>
      <text:p text:style-name="P1">35. A wón synu so a zawoła tych dwanaće a dźeše k nim: Chce-li štó prěni być, <text:soft-page-break/>tón budźe posleni přede wšitkimi a wšitkich jich wotročk.</text:p>
      <text:p text:style-name="P1"/>
      <text:p text:style-name="P1">36. A wza dźěćatko a postaji jo srjedźa bjez nich a wokoša to same a dźeše k nim:</text:p>
      <text:p text:style-name="P1"/>
      <text:p text:style-name="P1">37. Štóž jene tajke dźěćatko w mojim mjenje horje wozmje, tón wozmje mje horje; a štóž mje horje wozmje, tón njewozmje mje horje, ale teho, kotryž mje je pósłał.</text:p>
      <text:p text:style-name="P1"/>
      <text:p text:style-name="P1">38. Jan pak wotmołwi jemu a dźeše: Mištrje, my widźachmy jeneho, tón djabołow w twojim mjenje won honješe, kotryž wšak za nami njechodźi; a my jemu zakazachmy, teho dla, zo wón za nami njechodźi. ref((Luk. 9, 49. 4 Mójz. 11, 27. 28. 29.))</text:p>
      <text:p text:style-name="P1"/>
      <text:p text:style-name="P1">39. Jezus pak dźeše: Njezakažće jemu to; přetož nichtó njeje, kiž by skutk činił w mojim mjenje a móhł hnydom wote mnje złe rěčeć. ref((1 Kor. 12, 3.))</text:p>
      <text:p text:style-name="P1"/>
      <text:p text:style-name="P1">40. Přetož štóž přećiwo nam njeje, tón je za nas. ref((Mat. 12, 30.))</text:p>
      <text:p text:style-name="P1"/>
      <text:p text:style-name="P1">41. Štóž pak was napowa z kanku wody w mojim mjenje, teho dla, zo wy Chrystusej přisłušeće, zawěrnje, ja praju wam, to jemu njebudźe njezapłaćene wostać. ref((Mat. 10, 42.))</text:p>
      <text:p text:style-name="P1"/>
      <text:p text:style-name="P1">42. A štóž tych małych jeneho pohórši, kiž do mnje wěrja, tajkemu by lěpje było, zo by jemu młynski kamjeń za jeho šiju był zwjazany a wón do morja ćisnjeny był. ref((Mat. 18, 6. Luk. 17, 1.))</text:p>
      <text:p text:style-name="P1"/>
      <text:p text:style-name="P1">43. Jeli zo će pak twoja ruka pohórši, wotetń ju. Lěpje tebi je, zo ty kromy do žiwjenja dźeš, dyžli zo by ty wobjě rucy měł a šoł do hele, do teho wěčneho wohenja, ref((Mat. d, 30. St. 18, 8.))</text:p>
      <text:p text:style-name="P1"><text:s/></text:p>
      <text:p text:style-name="P1">%-------------------------------------------------------------------</text:p>
      <text:p text:style-name="P1">% https://digital.slub-dresden.de/data/kitodo/BibltojeZ_478590679/BibltojeZ_478590679_tif/jpegs/00001373.tif.large.jpg %-------------------------------------------------------------------</text:p>
      <text:p text:style-name="P1"/>
      <text:p text:style-name="P1">44. Hdźež jich čeŕró njewumrě a jich woheń njehasnje. ref((Jez. 66, 24.))</text:p>
      <text:p text:style-name="P1"/>
      <text:p text:style-name="P1">45. Pohóršuje će twoja noha, wotetń ju. Lěpje ći je, zo ty bědny do žiwjenja póńdźeš, dyžli zo by ty dwě nocy měł a był do hele ćisnjeny do teho wěčneho wohenja, ref((Mat. 18, 8.))</text:p>
      <text:p text:style-name="P1"/>
      <text:p text:style-name="P1">46. Hdźež jich čeŕro njewumrě a jich woheń njehasnje.</text:p>
      <text:p text:style-name="P1"/>
      <text:p text:style-name="P1">47. Pohóršuje će twoje woko, ćisń jo wot sebje. Lěpje tebi je, zo ty z jenym wokom do Božeho kralestwa póńdźeš, dyžli zo by ty dwě woči měł a był do helskeho wohenja ćisnjeny, ref((St. 18, 9.))</text:p>
      <text:p text:style-name="P1"/>
      <text:p text:style-name="P1">48. Hdźež jich čeŕro njewumrě a jich woheń njehasnje.</text:p>
      <text:p text:style-name="P1"/>
      <text:p text:style-name="P1">49. Wšitko dyrbi być z wohenjom naselene, a kóždy wopor budźe ze selu woseleny. ref((3 Mójz. 2, 13.))</text:p>
      <text:p text:style-name="P1"/>
      <text:p text:style-name="P1">50. Dobra je sól; budźe-li pak sól njesłona, z čim budźeće ju woselić? Mějće sól při sebi a mějće pokoj bjez sobu. ref((Mat. 5, 13. Luk. 14, 34.))</text:p>
      <text:p text:style-name="P1"/>
      <text:p text:style-name="P1">%-------------------------------------------------------------------</text:p>
      <text:p text:style-name="P1"><text:tab/></text:p>
      <text:p text:style-name="P1">staw((10. staw))</text:p>
      <text:p text:style-name="P1"/>
      <text:p text:style-name="P1">detail((Wo rózno dźělenju mandźelskich, małych dźěćatkach, bohatych swěta, ćerpjenju Chrystusowym, łakomstwje po česći wučomnikow a slepym Bartimeusu.))</text:p>
      <text:p text:style-name="P1"/>
      <text:p text:style-name="P1">%-------------------------------------------------------------------</text:p>
      <text:p text:style-name="P1"><text:soft-page-break/></text:p>
      <text:p text:style-name="P1">1. A wón stany wot tudy a přińdźe do mjezow židowskeje zemje z tamneje strony Jordana. A ludźo so zaso k njemu zhromadźichu; a kaž wón wašnje měješe, wučeše wón jich pak zaso. ref((Mat. 19, 1.))</text:p>
      <text:p text:style-name="P1"/>
      <text:p text:style-name="P1">2. A Farizejscy přistupiwši woprašachu jeho: Móže tež muž žonu wot sebje pušćić? A spytachu jeho z tym.</text:p>
      <text:p text:style-name="P1"/>
      <text:p text:style-name="P1">3. Wón wotmołwi pak a dźeše k nim: Što je wam Mójzas přikazał?</text:p>
      <text:p text:style-name="P1"/>
      <text:p text:style-name="P1">4. A woni dźachu: Mójzas je wotpušćił, lóslist napisać a ju wot sebje pušćić. ref((5 Mójz. 24, 1. Mat. 5, 31.))</text:p>
      <text:p text:style-name="P1"/>
      <text:p text:style-name="P1">5. Jezus pak wotmołwi a dźeše k nim: Wašeje wutroby twjerdosće dla je wón wam tajke přikaznje napisał;</text:p>
      <text:p text:style-name="P1"/>
      <text:p text:style-name="P1">6. Ale wot spočatka stworjenja je jeju Bóh stworił muža a žonu. ref((1 Mójz. 1, 27.))</text:p>
      <text:p text:style-name="P1"/>
      <text:p text:style-name="P1">7. Teho dla budźe čłowjek swojeho nana a maćer wopušćić a so dźeržeć k swojej žonje. ref((Mat. 19, 5. 1 Mójz. 2, 24. Eph. 5, 31.))</text:p>
      <text:p text:style-name="P1"/>
      <text:p text:style-name="P1">8. A budźetaj taj dwaj jene ćěło. Njejstaj teho dla dwě, ale jene ćěło. ref((1 Kor. 6, 16.))</text:p>
      <text:p text:style-name="P1"/>
      <text:p text:style-name="P1">9. Štož teho dla Bóh hromadu zwjazał je, to čłowjek njedźěl.</text:p>
      <text:p text:style-name="P1"/>
      <text:p text:style-name="P1">10. A domach woprašachu jeho wospjet jeho wučomnicy wo to samo.</text:p>
      <text:p text:style-name="P1"/>
      <text:p text:style-name="P1">11. A wón dźeše k nim: Štóž swoju mandźelsku wot sebje pušći a wozmje sebi druhu, tón mandźelstwo złama z njej; ref((Mat. 5, 32.))</text:p>
      <text:p text:style-name="P1"/>
      <text:p text:style-name="P1">12. A jeli zo by žona wot sebje swojeho muža pušćiła abo wot druheho wzata była, ta złama mandźelstwo.</text:p>
      <text:p text:style-name="P1"/>
      <text:p text:style-name="P1">13. Tuž přinjesechu dźěćatka k njemu, zo by wón so jich dótknył. Wučomnicy pak wrězkachu na tych, kiž je přinošachu. ref((Mat. 19, 13. 14. Łuk 18, 15.))</text:p>
      <text:p text:style-name="P1"/>
      <text:p text:style-name="P1">14. Jako pak to Jezus widźeše, bu wón hněwny a dźeše k nim: Njech dźěćatka ke mni přińdu a njewobarajće jim, přetož tajkich je to Bože kralestwo.</text:p>
      <text:p text:style-name="P1"/>
      <text:p text:style-name="P1">15. Zawěrnje, ja praju wam: Štóž to kralestwo Bože horje njewozmje jako dźěćatko, tón njebudźe do njeho přińć. ref((Mat. 18, 3.))</text:p>
      <text:p text:style-name="P1"/>
      <text:p text:style-name="P1">16. A wón te same wokoša a połoži rucy na nje a žohnowaše je. ref((St. 9, 36. Mat. 19, 15.))</text:p>
      <text:p text:style-name="P1"/>
      <text:p text:style-name="P1">17. A jako wón pak wušoł běše a so na puć dał, přiběža jedyn a poklaknu před nim a wopraša jeho: Dobry mištrje, što mam ja činić, zo bych to wěčne žiwjenje dóstał? ref((Mat. 19, 16. Luk. 18, 18.))</text:p>
      <text:p text:style-name="P1"/>
      <text:p text:style-name="P1">18. Ale Jezus dźeše k njemu: Što ty mi rěkaš dobry? Nichtó njeje dobry, hač tón jenički Bóh.</text:p>
      <text:p text:style-name="P1"><text:s/></text:p>
      <text:p text:style-name="P1">%-------------------------------------------------------------------</text:p>
      <text:p text:style-name="P1">% https://digital.slub-dresden.de/data/kitodo/BibltojeZ_478590679/BibltojeZ_478590679_tif/jpegs/00001374.tif.large.jpg %-------------------------------------------------------------------</text:p>
      <text:p text:style-name="P1"/>
      <text:p text:style-name="P1">19. Ty wšak te kaznje wěš: Ty njedyrbiš mandźelstwo łamać. Ty njedyrbiš morić. Ty njedyrbiš kradnyć. Ty njedyrbiš njepraweho swědčenja dawać. Ty njedyrbiš nikoho zjebać. Česć swojeho nana a maćer. ref((2 Mójz. 20, 12. 5 Mójz. 5, 16 u.))</text:p>
      <text:p text:style-name="P1"><text:soft-page-break/></text:p>
      <text:p text:style-name="P1">20. Wón pak wotmołwi a dźeše k njemu: Mištrje, to wšitko sym ja dźeržał wot swojeje młodosće.</text:p>
      <text:p text:style-name="P1"/>
      <text:p text:style-name="P1">21. Jezus pak pohlada na njeho, lubowaše jeho a dźeše k njemu: Jene je tebi hišće trjeba: Dźi, předaj, štož maš, a daj jo chudym, dha budźeš ty šaz měć w njebju; a přińdź, pój za mnu a wzmi křiž na so. ref((Mat. 6, 19. Luk. 12, 33.))</text:p>
      <text:p text:style-name="P1"/>
      <text:p text:style-name="P1">22. Wón pak bu njewjeseły teje ryče dla a woteńdźe zrudny; přetož wón měješe wjele kubłow.</text:p>
      <text:p text:style-name="P1"/>
      <text:p text:style-name="P1">23. A Jezus so wohlada a dźeše k swojim wučomnikam: Kak ćežzy budźa bohaći do Božeho kralestwa přińć. ref((Mat. 19, 23. Luk. 18, 24.))</text:p>
      <text:p text:style-name="P1"/>
      <text:p text:style-name="P1">24. Ći wučomnicy pak so stróžichu na jeho ryčach. Ale Jezus wotmołwi zaso a dźeše k nim: Moje dźěći, kak ćežko je, zo, kotřiž swoje dowěrjenje na bohatstwo staja, do Božeho kralestwa přińdu. ((Ps 62, 11. 1 Tim. 6,17.))</text:p>
      <text:p text:style-name="P1"/>
      <text:p text:style-name="P1">25. Lóžšo je, zo kamjel přez jehline wucho přeńdźe, dyžli zo bohaty do Božeho kralestwa přińdźe.</text:p>
      <text:p text:style-name="P1"/>
      <text:p text:style-name="P1">26. Woni stróžichu so pak hišće bóle a dźachu bjez sobu: Štóha móže zbóžny być?</text:p>
      <text:p text:style-name="P1"/>
      <text:p text:style-name="P1">27. Jezus pak pohlada na nich a dźeše: Pola čłowjekow je to njemóžne, ale nic pola Boha; přetož wšitke wěcy su móžne pola Boha. ref((Luk. 1, 32.))</text:p>
      <text:p text:style-name="P1"/>
      <text:p text:style-name="P1">28. Tuž poča Pětr k njemu prajić: Hlej, my smy wšitko wopušćili a smy za tobu šli. ref((Mat. 19, 27. Luk. 5, 11. St. 18, 28.))</text:p>
      <text:p text:style-name="P1"/>
      <text:p text:style-name="P1">29. Jezus pak wotmołwi a dźeše: Zawěrnje, ja praju wam: Žadyn njeje, kiž wopušći chěžu abo bratrow abo sotry abo nana abo maćer abo žonu abo dźěći abo pola moje a teho ewangeliona dla,</text:p>
      <text:p text:style-name="P1"/>
      <text:p text:style-name="P1">30. Kotryž by sto króć njedóstał, nětk w tym času, chěže a bratrow a sotry a maćerje a dźěći a pola z přesćěhanjemi, a w tym přichodnym swěće to wěčne žiwjenje.</text:p>
      <text:p text:style-name="P1"/>
      <text:p text:style-name="P1">31. Wjele pak, kiž prěni su, budźa posledni, a kiž posledni su, budźa prěni. ref((Mat. 19, 30. St. 20, 16. Luk. 13, 30.))</text:p>
      <text:p text:style-name="P1"/>
      <text:p text:style-name="P1">32. Woni běchu pak na puću ducy do Jerusalema. A Jezus dźěše prjedy nich, a woni strachowachu so, dźěchu za nim a bojachu so. A wón wza zaso k sebi tych dwanaće a poča jim prajić, što so jemu stać budźe: ref((Mat. 17, 22. St. 20, 17. Luk. 18, 31.))</text:p>
      <text:p text:style-name="P1"/>
      <text:p text:style-name="P1">33. Hlajće, my dźemy horje do Jerusalema, a čłowjeka syn budźe podaty wyšim měšnikam a pismawučenym; a woni budźa jeho k smjerći přisudźić a jeho pohanam podać; ref((Mat. 16, 21.))</text:p>
      <text:p text:style-name="P1"/>
      <text:p text:style-name="P1">34. Ći budźa so jemu smjeć a jeho chłostać a na njeho pluwać a jeho morić; a na třeći dźeń budźe wón zaso stanyć.</text:p>
      <text:p text:style-name="P1"/>
      <text:p text:style-name="P1">35. Tehdy přistupištaj k njemu Jakub a Jan, taj synaj Zžebedeusowaj, a dźeštaj: Mištrje, mój chcemoj, zo štož mój prosyć budźemoj, ty by namaj činił. ref((Mat. 20, 20.))</text:p>
      <text:p text:style-name="P1"/>
      <text:p text:style-name="P1">36. Wón pak dźeše k nimaj: Što chcetaj wój, zo bych ja wamaj činił?</text:p>
      <text:p text:style-name="P1"/>
      <text:p text:style-name="P1">37. A wonaj praještaj k njemu: Daj namaj, zo bychmoj sedźałoj, jedyn na twojej prawicy a druhi na twojej lěwicy, w twojej krasnosći.</text:p>
      <text:p text:style-name="P1"/>
      <text:p text:style-name="P1">38. Jezus pak dźeše k nimaj: Wój njewěztaj, što prosytaj. Móžetaj wój tón keluch pić, kotryž ja piju, a so dać křćić z tej křćencu, z kotrejž ja křćeny budu? ref((Mat. 20, 22. Luk. 12, 50.))</text:p>
      <text:p text:style-name="P1"><text:soft-page-break/></text:p>
      <text:p text:style-name="P1">39. Wonaj dźeštaj k njemu: Haj, mój móžemoj. Jezus pak dźeše k nimaj: Wój budźetaj derje tón keluch pić, kotryž ja piju, a budźetaj křćenaj z tej křćencu, z kotrejž ja křćeny budu; ref((Jap. zk. 12, 2.))</text:p>
      <text:p text:style-name="P1"/>
      <text:p text:style-name="P1"><text:s/></text:p>
      <text:p text:style-name="P1">%-------------------------------------------------------------------</text:p>
      <text:p text:style-name="P1">% https://digital.slub-dresden.de/data/kitodo/BibltojeZ_478590679/BibltojeZ_478590679_tif/jpegs/00001375.tif.large.jpg %-------------------------------------------------------------------</text:p>
      <text:p text:style-name="P1"/>
      <text:p text:style-name="P1">40. Ale sedźić na mojej prawicy a na mojej lěwicy, njesłuša mi wam dać, ale kotrymž je přihotowane.</text:p>
      <text:p text:style-name="P1"/>
      <text:p text:style-name="P1">41. A jako to ći dźesaćo słyšachu, počachu woni so hněwać na Jakuba a Jana.</text:p>
      <text:p text:style-name="P1"/>
      <text:p text:style-name="P1">42. Ale Jezus zawoła jich a dźeše k nim: Wy wěsće, zo swětni fěrštojo knježa, a mócni bjez nimi maja na nich móc. ref((Mat. 20, 25. Luk. 22, 25.))</text:p>
      <text:p text:style-name="P1"/>
      <text:p text:style-name="P1">43. Tak pak njedyrbi bjez wami być; ale štóž chce wulki bjez wami być, tón dyrbi waš słužownik być.</text:p>
      <text:p text:style-name="P1"/>
      <text:p text:style-name="P1">44. A štóž bjez wami chce wosobniši być, tón njech je waš wšitkich wotročk. ref((1 Pětr. 5, 3.))</text:p>
      <text:p text:style-name="P1"/>
      <text:p text:style-name="P1">45. Přetož tež čłowjeka syn njeje přišoł, zo by sebi dał słužić, ale zo by wón słužił a dał swoje žiwjenje k zapłaćenju za jich wjele. ref((Mat. 20, 28.))</text:p>
      <text:p text:style-name="P1"/>
      <text:p text:style-name="P1">46. A woni přińdźechu do Jericha. A jako wón z Jericha won dźěše, wón a jeho wučomnicy a wulki lud, sedźeše slepy, Bartimej, Timeowy syn, při puću a prošeše. ref((Mat. 20, 20. 30. Luk. 18, 35.))</text:p>
      <text:p text:style-name="P1"/>
      <text:p text:style-name="P1">47. A jako wón słyšeše, zo Jezus z Nacareta je, poča wón wołać a prajić: Jezu, ty syno Dawidowy, smil so nade mnu!</text:p>
      <text:p text:style-name="P1"/>
      <text:p text:style-name="P1">48. A jich wjele pohrozychu jemu, zo by mjelčał. Wón pak wołaše wjele bóle: Ty syno Dapitowy, smil so nade mnu!</text:p>
      <text:p text:style-name="P1"/>
      <text:p text:style-name="P1">49. A Jezus zasta a kazaše jeho k sebi zawołać. A woni zawołachu slepeho a dźachu k njemu: Budź dobreje nadźije, postań, wón će woła.</text:p>
      <text:p text:style-name="P1"/>
      <text:p text:style-name="P1">50. A wón wotćisnu swoju drastu, staže a přińdźe k Jezusej.</text:p>
      <text:p text:style-name="P1"/>
      <text:p text:style-name="P1">51. A Jezus wotmołwi a dźeše k njemu: Što ty chceš, zo bych ja tebi činił? A tón slepy dźeše k njemu: Rabbuni, zo bych ja widźał.</text:p>
      <text:p text:style-name="P1"/>
      <text:p text:style-name="P1">52. Jezus pak dźeše k njemu: Dźi, twoja wěra je će wustrowiła. A hnydom wón widźeše a dźěše za Jezusom po puću.</text:p>
      <text:p text:style-name="P1"/>
      <text:p text:style-name="P1">%-------------------------------------------------------------------</text:p>
      <text:p text:style-name="P1"><text:tab/></text:p>
      <text:p text:style-name="P1">staw((11. staw))</text:p>
      <text:p text:style-name="P1"/>
      <text:p text:style-name="P1">detail((Wo Chrystusowym nutsćehnjenju, zakleću figowca, čisćenju templa.))</text:p>
      <text:p text:style-name="P1"/>
      <text:p text:style-name="P1">detail((Tekst na njedźelu Palmarum.III.))</text:p>
      <text:p text:style-name="P1"/>
      <text:p text:style-name="P1">%-------------------------------------------------------------------</text:p>
      <text:p text:style-name="P1"/>
      <text:p text:style-name="P1">1. [A jako woni so přibližowachu k Jerusalemu, do Bethfage a Bethanije při wolijowej horje, pósła wón swojeju wučomnikow dweju, ref((Mat. 21, 1. Luk. 19, 29. Jan. 12, 12.))</text:p>
      <text:p text:style-name="P1"/>
      <text:p text:style-name="P1"><text:soft-page-break/>2. A dźeše k nimaj: Dźitaj do teho města, kotrež prjedy waju leži, a hnydom, hdyž wój nutř přińdźetaj, budźetaj wój wóslatko přiwjazane namakać, na kotrymž hišće žadyn čłowjek njeje sedźał; wotwježtaj jo a přiwjedźtaj to same hew.</text:p>
      <text:p text:style-name="P1"/>
      <text:p text:style-name="P1">3. A budźe-li štó k wamaj rjeknyć: Čoho dla wój to činitaj? dha rjekńtaj, zo jo tón Knjez potrjeba; a na měsće budźe wón to same sem pósłać.</text:p>
      <text:p text:style-name="P1"/>
      <text:p text:style-name="P1">4. Wonaj pak woteńdźeštaj a namakaštaj to wóslatko přiwjazane při durjach, wonkach na rozpuću, a wotwjazaštaj jo.</text:p>
      <text:p text:style-name="P1"/>
      <text:p text:style-name="P1">5. A někotři, kiž tam stejachu, dźachu k nimaj: Što činitaj wój, zo wój to wóslatko wotwjazataj?</text:p>
      <text:p text:style-name="P1"/>
      <text:p text:style-name="P1">6. Wonaj pak dźeštaj k nim, kaž jimaj Jezus běše přikazał; a woni jimaj wotpušćichu.</text:p>
      <text:p text:style-name="P1"/>
      <text:p text:style-name="P1">7. A wonaj přiwjedźeštaj to wóslatko k Jezusej a połožištaj swoje drasty na njo, a wón so synu na njo.</text:p>
      <text:p text:style-name="P1"/>
      <text:p text:style-name="P1">8. Jich wjele pak přesćěrachu swoje drasty na puć. Někotři pak rubachu hałuzy wot drjewow a zćelichu je na puć.</text:p>
      <text:p text:style-name="P1"/>
      <text:p text:style-name="P1">9. A kotřiž prjedy a za nim dźěchu, wołachu a dźachu: Hosianna, chwaleny budź, kiž přińdźe w mjenje teho Knjeza! ref((Ps. 118, 25.))</text:p>
      <text:p text:style-name="P1"><text:s/></text:p>
      <text:p text:style-name="P1">%-------------------------------------------------------------------</text:p>
      <text:p text:style-name="P1">% https://digital.slub-dresden.de/data/kitodo/BibltojeZ_478590679/BibltojeZ_478590679_tif/jpegs/00001376.tif.large.jpg %-------------------------------------------------------------------</text:p>
      <text:p text:style-name="P1"/>
      <text:p text:style-name="P1">10. Budź chwalene to kralestwo našeho Wótca Davita, kotrež přińdźe w mjenje teho Knjeza; Hosianna we wysokosći!]</text:p>
      <text:p text:style-name="P1"/>
      <text:p text:style-name="P1">11. A Jezus ćehnješe do Jerusalema a do templa a wobhlada wšitko; a na wječor dźěše wón won z tymi dwanaćomi do Bethanije.</text:p>
      <text:p text:style-name="P1"/>
      <text:p text:style-name="P1">12. A na druhi dźeń, jako woni z Bethanije wuńdźechu, běše wón hłódny. ref((Mat. 21, 18.))</text:p>
      <text:p text:style-name="P1"/>
      <text:p text:style-name="P1">13. A widźeše figowc z daloka, kotryž lizće měješe; tuž wón přistupi, hač by móhł što na nim namakać. A přišedši k njemu njenamaka wón ničo hač lizće; přetož čas hišće njeběše, zo figi być dyrbjachu.</text:p>
      <text:p text:style-name="P1"/>
      <text:p text:style-name="P1">14. A Jezus wotmołwi a dźeše k njemu: Nihdy wjazy do wěcnosće nichtó wot tebje žadyn płód njejěs. A jeho wučomnicy słyšachu to.</text:p>
      <text:p text:style-name="P1"/>
      <text:p text:style-name="P1">15. A woni přińdźechu do Jerusalema. A Jezus dźěše do templa, poča won honić tych, kiž předawachu a kupowachu w templu; a te blida tych, kiž pjenjezy přeměnjachu, a te stoły tych, kotřiž hołbje předawachu, přewróći wón; ref((Mat. 21, 12. Luk. 19, 45.))</text:p>
      <text:p text:style-name="P1"/>
      <text:p text:style-name="P1">16. A wón njepřida, zo by štó što přez tón templ přenjesł.</text:p>
      <text:p text:style-name="P1"/>
      <text:p text:style-name="P1">17. A wón wučeše a dźeše k nim: Njesteji pisane: Moja chěža dyrbi chěža teje modlitwy rěkać wšitkim pohanam? Wy pak sće mordarsku jamu wot njeje sčinili. ref((Jez: 56, 7Jer.7,11.))</text:p>
      <text:p text:style-name="P1"/>
      <text:p text:style-name="P1">18. A to słyšachu ći pismawučeni a wyši měšnicy; a stejachu za tym, kak bychu jeho morili. Woni pak so jeho bojachu, dokelž wšitkón lud so jeho wučbje dźiwaše. ref((Luk. 19, 47. 48.))</text:p>
      <text:p text:style-name="P1"/>
      <text:p text:style-name="P1">19. A na wječor dźěše wón won před město.</text:p>
      <text:p text:style-name="P1"/>
      <text:p text:style-name="P1"><text:soft-page-break/>20. A rano ducy nimo widźachu woni tón figowc, zo wón běše wusknył z korjenja. ref((Mat. 21, 20.))</text:p>
      <text:p text:style-name="P1"/>
      <text:p text:style-name="P1">21. A Pětr spomni na to a dźeše k njemu: Rabbi, hlaj, tón figowc, kotryž ty sy poklał, je wusknył. ref((Hebr. 6, 8.))</text:p>
      <text:p text:style-name="P1"/>
      <text:p text:style-name="P1">22. Jezus pak wotmołwi a dźeše k nim: Wěrće do Boha.</text:p>
      <text:p text:style-name="P1"/>
      <text:p text:style-name="P1">23. Přetož zawěrnje, ja praju wam: Štóž k tutej horje by rjeknył: Zběhń so a ćisń so do morja, a njebył njewěsty w swojej wutrobje, ale wěrił, zo by so stało, štož wón rjeknje; dha budźe so jemu stać, štož wón praji. ref((Mat. 17, 20.))</text:p>
      <text:p text:style-name="P1"/>
      <text:p text:style-name="P1">24. Teho dla praju ja wam: Wšitko, štož wy prosyće we wašej modlitwje, wěrće jeno, zo wy to same dostać budźeće; wone so wam budźe stać. ref((Mat. 7, 7.St. 21,22. Luk. 11, 9.))</text:p>
      <text:p text:style-name="P1"/>
      <text:p text:style-name="P1">25. A hdyž wy stejiće. a prosyće, dha wodajće, maće-li što přećiwo komu, tak zo by tež waš Wótc w njebjesach wam waše hrěchi wodał.</text:p>
      <text:p text:style-name="P1"/>
      <text:p text:style-name="P1">26. Hdyž wy pak njewodaće, dha tež wam waš Wótc, kiž w njebjesach je, njebudźe waše hrěchi wodać. ref((Mat. 6, 15.))</text:p>
      <text:p text:style-name="P1"/>
      <text:p text:style-name="P1">27. A woni přińdźechu zaso do Jerusalema. A jako wón w templu chodźeše, přińdźechu k njemu wyši měšnicy a pismawučeni a starši, ref((Mat. 21, 23. Luk. 20, 1.))</text:p>
      <text:p text:style-name="P1"/>
      <text:p text:style-name="P1">28. A dźachu k njemu: S kajkeje mozy činiš ty to? A štó je tebi tajku móc dał, zo ty to činiš? ref((2 Mójz. 2, 14.))</text:p>
      <text:p text:style-name="P1"/>
      <text:p text:style-name="P1">29. Jezus pak wotmołwi a dźeše k nim: Ja chcu was tež jene słowo woprašeć; a wotmołwće mi, dha chcu ja wam prajić, z kajkeje mozy ja to činju.</text:p>
      <text:p text:style-name="P1"/>
      <text:p text:style-name="P1">30. Janowa křćenca, běše wona z njebjes abo wot čłowjekow? Wotmołwće mi.</text:p>
      <text:p text:style-name="P1"/>
      <text:p text:style-name="P1">31. A woni při sebi myslachu a dźachu: Prajimy my, zo je z njebjes była, dha budźe wón rjeknyć: Čoho dla dha wy jemu njejsće wěrili? ref((Luk. 7, 30.))</text:p>
      <text:p text:style-name="P1"><text:s/></text:p>
      <text:p text:style-name="P1">%-------------------------------------------------------------------</text:p>
      <text:p text:style-name="P1">% https://digital.slub-dresden.de/data/kitodo/BibltojeZ_478590679/BibltojeZ_478590679_tif/jpegs/00001377.tif.large.jpg %-------------------------------------------------------------------</text:p>
      <text:p text:style-name="P1"/>
      <text:p text:style-name="P1">32. Prajimy my pak, zo je wot čłowjekow była, dha woni so ludźi bojachu. Dokelž wšitcy za to mějachu, zo Jan zawěrnje profeta je.</text:p>
      <text:p text:style-name="P1"/>
      <text:p text:style-name="P1">33. A woni wotmołwichu a dźachu k Jezusej: My njewěmy. A Jezus wotmołwi a dźeše k nim: Dha ja wam tež njepowěm, z čejeje mozy ja to činju.</text:p>
      <text:p text:style-name="P1"/>
      <text:p text:style-name="P1">%-------------------------------------------------------------------</text:p>
      <text:p text:style-name="P1"><text:tab/></text:p>
      <text:p text:style-name="P1">staw((12. staw))</text:p>
      <text:p text:style-name="P1"/>
      <text:p text:style-name="P1">detail((Wo winicy, dańskim krošu, horjestaću, najwosebnišej kazni, Mesiasu, pismawučenych a chudej wudowje.))</text:p>
      <text:p text:style-name="P1"/>
      <text:p text:style-name="P1">%-------------------------------------------------------------------</text:p>
      <text:p text:style-name="P1"/>
      <text:p text:style-name="P1">1. A wón poča přez přirunanja k nim rěčeć: Čłowjek płodźeše winicu a wobhrodźi ju z płotom a wukopa prasu a natwari tórm a přenaja ju winicarjam a ćehnješe preč. ref((Jez. 5, 1. Mat. 21, 33. Ps. 80, 9.))</text:p>
      <text:p text:style-name="P1"/>
      <text:p text:style-name="P1">2. A pósła k tym winicarjam, jako čas přińdźe, wotročka, zo by brał wot <text:soft-page-break/>winicarjow płody teje winicy.</text:p>
      <text:p text:style-name="P1"/>
      <text:p text:style-name="P1">3. Woni jeho pak wzachu a wubichu jeho a pósłachu jeho prózdneho wot sebje.</text:p>
      <text:p text:style-name="P1"/>
      <text:p text:style-name="P1">4. A wón pósła k nim zaso druheho wotročka; na teho woni kamjenje ćiskachu a jemu hłowu zranichu a pósłachu jeho wuhanjeneho zaso preč.</text:p>
      <text:p text:style-name="P1"/>
      <text:p text:style-name="P1">5. Wospjet pósła wón druheho, a teho sameho woni zabichu a wjele druhich wjazy; někotrych woni wubichu, někotrych pak zabichu.</text:p>
      <text:p text:style-name="P1"/>
      <text:p text:style-name="P1">6. Jako wón pak hišće swojeho jeničkeho Syna měješe, kotryž jemu luby běše, teho wón najposledy tež k nim pósła a dźeše: Woni budźa so před mojim Synom trašić.</text:p>
      <text:p text:style-name="P1"/>
      <text:p text:style-name="P1">7. Ale ći sami winicarjo dźachu bjez sobu: To je tón herba; pójće, zabijmy jeho, dha budźe to herbstwo naše. ref((Ps. 2, 8. Mat. 26, 3.))</text:p>
      <text:p text:style-name="P1"/>
      <text:p text:style-name="P1">8. A woni jeho wzachu a zabichu a wućisnychu jeho z winicy won. : ref((Hebr. 13, 12.))</text:p>
      <text:p text:style-name="P1"/>
      <text:p text:style-name="P1">9. Što budźe teho dla knjez teje winicy činić? Wón budźe přińć a tych winicarjow skóncować, a winicu budźe wón druhim podać.</text:p>
      <text:p text:style-name="P1"/>
      <text:p text:style-name="P1">10. Njejsće wy tež lazowali to pismo: Kamjeń, kotryž ćěslojo su zaćisli, tón je k róžknemu kamjenjej sčinjeny? ref((Jez. 28, 16. Mat. 21, 42. Jap. zk. 4, 11. Rom. 9, 33.))</text:p>
      <text:p text:style-name="P1"/>
      <text:p text:style-name="P1">11. Wot teho Knjeza je so to stało a je dźiwne před našimaj wočomaj.</text:p>
      <text:p text:style-name="P1"/>
      <text:p text:style-name="P1">12. A woni za tym stejachu, kak bychu jeho přijeli (ale bojachu so luda); přetož woni zrozumichu, zo wón na nich to přirunanje běše rěčał, a wostajiwši jeho woteńdźechu. ref((Mat. 14, 5.))</text:p>
      <text:p text:style-name="P1"/>
      <text:p text:style-name="P1">13. Woni pak pósłachu k njemu někotrych wot Pharizejkich a Herodašowych słužownikow, zo bychu jeho popadnyli w słowach. ref((Mat. 22, 15. Luk. 20, 20.))</text:p>
      <text:p text:style-name="P1"/>
      <text:p text:style-name="P1">14. A ći přišedši dźachu k njemu: Mištrje, my wěmy, zo ty wěrny sy a njerodźiš wo nikoho; přetož ty njehladaš na čłowjekow paršonu, ale wučiš woprawdźe tón puć Boži. Je prawje, zo my kejžorej dań dawamy abo nic? Mamy jemu dawać abo njedawać?</text:p>
      <text:p text:style-name="P1"/>
      <text:p text:style-name="P1">15. Wón pak póznawši jich jebanje dźeše k nim: Što wy mje spytujeće? Přinjesće mi kroš, zo jón wohladam.</text:p>
      <text:p text:style-name="P1"/>
      <text:p text:style-name="P1">16. Tuž jón přinjesechu. A wón dźeše k nim: Čeji je tón wobraz a to napismo? Woni dźachu k njemu: Teho kejžora.</text:p>
      <text:p text:style-name="P1"/>
      <text:p text:style-name="P1">17. A Jezus wotmołwi a dźeše k nim: Dha dajće kejžorej, štož je kejžorow, a Bohu, štož je Bože. A woni so jemu dźiwachu. ref((Rom. 13, 7.))</text:p>
      <text:p text:style-name="P1"/>
      <text:p text:style-name="P1">18. Tež ći Sadduzejzzy přińdźechu k njemu, kotřiž praja, zo njeje horjestawanje; ći woprašachu jeho a dźachu: ref((Mat. 22, 23. Luk. 20, 27.))</text:p>
      <text:p text:style-name="P1"/>
      <text:p text:style-name="P1"><text:s/></text:p>
      <text:p text:style-name="P1">%-------------------------------------------------------------------</text:p>
      <text:p text:style-name="P1">% https://digital.slub-dresden.de/data/kitodo/BibltojeZ_478590679/BibltojeZ_478590679_tif/jpegs/00001378.tif.large.jpg %-------------------------------------------------------------------</text:p>
      <text:p text:style-name="P1"/>
      <text:p text:style-name="P1">19. Mištrje, Mójzas je nam pisał, hdyž jeneho bratr wumrě a wostaji žonu a nima žane dźěći, zo by jeho bratr tu samu jeho žonu wzał a swojemu bratrej symjo zbudźił. ref((5 Mójz. 25, 5. Mat. 22, 24.))</text:p>
      <text:p text:style-name="P1"/>
      <text:p text:style-name="P1">20. Sydom bratřa teho dla su byli. A tón prěni wza sebi žonu a wumrě a <text:soft-page-break/>njewostaji žane symjo.</text:p>
      <text:p text:style-name="P1"/>
      <text:p text:style-name="P1">21. Tuž wza ju tón druhi a wumrě a njewostaji tež žane symjo. A tón třeći teje runosće.</text:p>
      <text:p text:style-name="P1"/>
      <text:p text:style-name="P1">22. A wzachu ju tak wšitcy sedmjo a njewostajichu symjenja. Najposledy pak po wšitkich wumrě tež ta žona.</text:p>
      <text:p text:style-name="P1"/>
      <text:p text:style-name="P1">23. Teho dla w tym horjestawanju, hdyž woni horje stanu, kotreho tych samych žona wona budźe? Přetož sedmjo su ju za mandźelsku měli.</text:p>
      <text:p text:style-name="P1"/>
      <text:p text:style-name="P1">24. Tuž wotmołwi Jezus a dźeše k nim: Njeje teho dla temu tak, zo wy błudźiće a zo njewěsće te pisma ani tu móc Božu?</text:p>
      <text:p text:style-name="P1"/>
      <text:p text:style-name="P1">25. Přetož hdyž wot morwych stanyć budźa, njebudźa so ženić ani so wudawać, ale budźa jako jandźeljo w njebjesach. ref((Mat. 22, 30.))</text:p>
      <text:p text:style-name="P1"/>
      <text:p text:style-name="P1">26. So pak wot morwych stanyć budźa, njejsće wy lazowali w knihach Mójzasowych, kak z kerka Bóh k njemu rěčeše a dźeše: Ja sym Bóh Abrahama a Bóh Izaaka a Bóh Jakuba? ref((2 Mójz. 3, 6.))</text:p>
      <text:p text:style-name="P1"/>
      <text:p text:style-name="P1">27. Bóh pak njeje tych morwych, ale tych žiwych Bóh. Teho dla wy jara błudźiće.</text:p>
      <text:p text:style-name="P1"/>
      <text:p text:style-name="P1">28. A k njemu přistupi jedyn tych pismawučenych, kiž běše na nich posłuchał, jako woni so hromadźe rozrěčowachu, a widźeše, zo wón jim derje běše wotmołwił; a wopraša jeho: Kotra je ta najwosebniša kaznja přede wšitkimi? ref((Mat. 22, 35. Luk. 10, 25.))</text:p>
      <text:p text:style-name="P1"/>
      <text:p text:style-name="P1">29. Jezus pak jemu wotmołwi: Ta najwosnebiša kaznja přede wšitkimi je ta: Posłuchaj, Israelo, tón Knjez, naš Bóh, je jenički Bóh; ref((5 Mójz. 6, 4. 5.))</text:p>
      <text:p text:style-name="P1"/>
      <text:p text:style-name="P1">30. A ty dyrbiš Boha, swojeho Knjeza, lubować z cyłej swojej wutrobu, z cyłej swojej dušu a z cyłej swojej myslu a ze wšitkej swojej móžu. To je ta najwosebniša kaznja. ref((Mat. 22, 37. Luk. 10, 27.))</text:p>
      <text:p text:style-name="P1"/>
      <text:p text:style-name="P1">31. A ta druha je tej runa: Ty dyrbiš swojeho blišeho lubować jako sam so. žana wjetša kaznja njeje, dyžli tej. ref((Mat. 22, 30. 3 Mójz. 19, 18. Jan. 13, 34. St. 15, 13. 17. Rom. 13, 9. Gal. 5, 6. 14. St. 6, 2. Eph. 5, 2. 1 Thes. 4, 9. 1 Pětr: 1, 22.))</text:p>
      <text:p text:style-name="P1"/>
      <text:p text:style-name="P1">32. A tón pismawučeny dźeše k njemu: Mištrje, ty sy woprawdźe derje rěčał; přetož wón je jedyn Bóh, a njeje žadyn, chiba wón; ref((5 Mójz. 4, 35. St. 6, 4.))</text:p>
      <text:p text:style-name="P1"/>
      <text:p text:style-name="P1">33. A teho sameho lubować z cyłej wutrobu a z cyłej myslu a z cyłej dušu a ze wšitkej móžu, a lubować swojeho blišeho jako so sameho, to je wjazy, dyžli wšitke zapalne wopory a druhe wopory.</text:p>
      <text:p text:style-name="P1"/>
      <text:p text:style-name="P1">34. Jako pak Jezus widźeše, zo wón rozomnje wotmołwi, dźeše wón k njemu: Ty njejsy daloko wot Božeho kralestwa. A nichtó so njeschrobli jeho wjazy woprašeć.</text:p>
      <text:p text:style-name="P1"/>
      <text:p text:style-name="P1">35. A Jezus wotmołwi a dźeše, jako wón wučeše w templu: Kak praja pismawučeni, zo Chrystus je Dawidowy syn? ref((Mat. 22, 42. Luk. 20, 41.))</text:p>
      <text:p text:style-name="P1"/>
      <text:p text:style-name="P1">36. Wón pak, Davit, praji přez swjateho Ducha: Tón Knjez je prajił k mojemu Knjezej: Sydń so k mojej prawicy, hač ja połožu twojich njepřećelow za podnóžki twojich nohow. ref((Ps. 110, 1. Mat. 22, 44.))</text:p>
      <text:p text:style-name="P1"/>
      <text:p text:style-name="P1">37. Dha teho dla Dapit sam mjenuje jeho Knjeza; kak dha je wón jeho syn? A wjele luda słyšeše jeho rad.</text:p>
      <text:p text:style-name="P1"/>
      <text:p text:style-name="P1">38. A dale wón jich wučeše a dźeše k nim: Hladajće so pismawučenych, kotřiž w dołhich drastach chodźa a dadźa so radźi na torhošćach postrowić, ref((Mat. 23, 3. Luk. 11, 43. St. 20, 46.))</text:p>
      <text:p text:style-name="P1"><text:soft-page-break/><text:s/></text:p>
      <text:p text:style-name="P1">%-------------------------------------------------------------------</text:p>
      <text:p text:style-name="P1">% https://digital.slub-dresden.de/data/kitodo/BibltojeZ_478590679/BibltojeZ_478590679_tif/jpegs/00001379.tif.large.jpg %-------------------------------------------------------------------</text:p>
      <text:p text:style-name="P1"/>
      <text:p text:style-name="P1">39. A sydaju radźi wysoko w šulach a za blidom pola wječerjow.</text:p>
      <text:p text:style-name="P1"/>
      <text:p text:style-name="P1">40. Woni zežeru tych wudowow domy a wudawaju so z dołhimi modlitwami; ći sami budźa wjetše satamanstwo dostać. ref((Mat. 23, 14.))</text:p>
      <text:p text:style-name="P1"/>
      <text:p text:style-name="P1">%-------------------------------------------------------------------</text:p>
      <text:p text:style-name="P1"/>
      <text:p text:style-name="P1"/>
      <text:p text:style-name="P1">detail((Tekst na 23. njedźelu po swj. Trojicy. IV.))</text:p>
      <text:p text:style-name="P1"/>
      <text:p text:style-name="P1">%-------------------------------------------------------------------</text:p>
      <text:p text:style-name="P1"/>
      <text:p text:style-name="P1">41. [A Jezus synu so napřećiwo Božemu kašću a pšihladowaše, kak ludźo do Božeho kašća składowachu. A wjele bohatych składowaše wjele. ref((2 Kral. 12, 9. Luk. 21, 1.))</text:p>
      <text:p text:style-name="P1"/>
      <text:p text:style-name="P1">42. A jena chuda wudowa přińdźe a połoži nutř dwě šerpatce; tej sčinitej mały pjenježk.</text:p>
      <text:p text:style-name="P1"/>
      <text:p text:style-name="P1">43. Tuž zawoła wón swojich wučomnikow k sebi a dźeše k nim: Zawěrnje, ja praju wam: Ta chuda wudowa je wjazy do Božeho kašća połožiła, dyžli wšitcy, kotřiž su nutř kładli;</text:p>
      <text:p text:style-name="P1"/>
      <text:p text:style-name="P1">44. Přetož woni su wšitcy wot swojeho zbytka nutř kładli, ta pak je wot swojeje chudoby wšitko, štož měješe, to je wšitku swoju žiwnosć, nutř połožiła.]</text:p>
      <text:p text:style-name="P1"/>
      <text:p text:style-name="P1"/>
      <text:p text:style-name="P1">%-------------------------------------------------------------------</text:p>
      <text:p text:style-name="P1"><text:tab/></text:p>
      <text:p text:style-name="P1">staw((13. staw))</text:p>
      <text:p text:style-name="P1"/>
      <text:p text:style-name="P1">detail((Wo wupusćenju města Jerusalema a kóncu swěta.))</text:p>
      <text:p text:style-name="P1"/>
      <text:p text:style-name="P1">%-------------------------------------------------------------------</text:p>
      <text:p text:style-name="P1"/>
      <text:p text:style-name="P1">1. A hdyž wón z templa wuńdźe, dźeše k njemu jeho wučomnikow jedyn: Mištrje, hlaj, kajke kamjenje a kajke twarjenje je to! ref((Mat. 24,1.))</text:p>
      <text:p text:style-name="P1"/>
      <text:p text:style-name="P1">2. Tuž wotmołwi Jezus a dźeše k njemu: Widźiš ty to wulke twarjenje? Nic kamjeń na kamjenju njebudźe wostajeny, kotryž by njebył rozłamany. ref((Luk. 19, 44.))</text:p>
      <text:p text:style-name="P1"/>
      <text:p text:style-name="P1">3. A jako wón na wolijowej horje sedźeše napřećiwo templu, prašachu jeho wosebje Pětr a Jakub a Jan a Handrij: ref((Łuk. 21, 7.))</text:p>
      <text:p text:style-name="P1"/>
      <text:p text:style-name="P1">4. Powjes nam, hdy budźe so to stać? A kotre budźe to znamjo, hdyž to wšitko dyrbi być dokonjane?</text:p>
      <text:p text:style-name="P1"/>
      <text:p text:style-name="P1">5. Jezus wotmołwi jim a poča prajić: Hlajće, zo by was nichtó njezawjedł.</text:p>
      <text:p text:style-name="P1"/>
      <text:p text:style-name="P1">6. Přetož wjele jich budźe přińć w mojim mjenje a prajić: Ja sym Chrystus; a budźa jich wjele zawjezć. ref((Jer. 14, 14.))</text:p>
      <text:p text:style-name="P1"/>
      <text:p text:style-name="P1">7. Hdyž wy pak budźeće słyšeć wot wójnow a zo so wot njeměra rěči, dha wy so njebójće; přetož to ma so tak stać. Ale kónc hnydom njebudźe.</text:p>
      <text:p text:style-name="P1"/>
      <text:p text:style-name="P1">8. Přetož lud budźe přećiwo ludu postanyć a kralestwo přećiwo kralestwu. A budźe zemjerženje tam a sem, a budźe drohi čas a nastróženje. To budźe teje nuzy <text:soft-page-break/>spočatk.</text:p>
      <text:p text:style-name="P1"/>
      <text:p text:style-name="P1">9. Wy pak so hladajće. Přetož woni budźa was podać do radnych chěžow a šulow, a wy budźeće khoztani, a před fěrštow a kralow dyrbiće wy być wjedźeni moje dla, k swědčenju na nich. ref((Mat. 24, 9. Luk. 21, 12. Jan. 16, 2.))</text:p>
      <text:p text:style-name="P1"/>
      <text:p text:style-name="P1">10. A to ewangelion dyrbi prjedy prědowane być pola wšitkich pohanow.</text:p>
      <text:p text:style-name="P1"/>
      <text:p text:style-name="P1">11. Hdyž teho dla was budźa wodźić a podać, dha njestarajće so, što byšće wy rěčeli, a njewopomńće so prjedy; ale štož wam w tej samej štundźe date budźe, to rěčće; přetož wy njejsće, kiž rěčiće, ale tón swjaty Duch. ref((Mat. 10, 19.))</text:p>
      <text:p text:style-name="P1"/>
      <text:p text:style-name="P1">12. Wón budźe pak bratr bratra k smjerći podać a nan syna, a dźěći budźa so swojim staršim přećiwić a budźa jich pomhać morić.</text:p>
      <text:p text:style-name="P1"/>
      <text:p text:style-name="P1">13. A budźeće hidźeni wot kóždeho, mojeho mjena dla. Štóž pak do kónca wobsteji, tón budźe zbóžny. ref((Mat. 24, 18.))</text:p>
      <text:p text:style-name="P1"/>
      <text:p text:style-name="P1">14. Hdyž wy pak budźeće widźeć tu hroznosć teho wupusćenja, wot kotrejež profeta Daniel je prajił, zo wona steji, hdźež njedyrbi (štóž to lazuje, tón jo zrozy); tehdy kotřiž w židowskim kraju su, ći njech ćeknu na hory. ref((Mat. 24, 15. Dan. 9, 27.))</text:p>
      <text:p text:style-name="P1"><text:s/></text:p>
      <text:p text:style-name="P1">%-------------------------------------------------------------------</text:p>
      <text:p text:style-name="P1">% https://digital.slub-dresden.de/data/kitodo/BibltojeZ_478590679/BibltojeZ_478590679_tif/jpegs/00001380.tif.large.jpg %-------------------------------------------------------------------</text:p>
      <text:p text:style-name="P1"/>
      <text:p text:style-name="P1">15. A štóž na třěše je, tón njelěz dele do chěže a njepřińdź do njeje, zo by sebi něšto wzał ze swojeje chěže. ref((Luk. 17, 31.))</text:p>
      <text:p text:style-name="P1"/>
      <text:p text:style-name="P1">16. A štóž na polu je, tón so zaso njewróć k temu wostajenemu, zo by swoju drastu zebrał.</text:p>
      <text:p text:style-name="P1"/>
      <text:p text:style-name="P1">17. Běda pak ćežkim a ćěšnym w tym samym času.</text:p>
      <text:p text:style-name="P1"/>
      <text:p text:style-name="P1">18. Prošće pak, zo by waše ćěkanje so njestało w zymje.</text:p>
      <text:p text:style-name="P1"/>
      <text:p text:style-name="P1">19. Přetož w tych samych dnjach budźe tajka stysknosć, kajkaž njeje była wot spočatka teho stworjenja, kotrež Bóh stworił je, hač nětk, jako tež dale wjazy njebudźe. ref((Dan. 12, 1. Joel. 2, 2.))</text:p>
      <text:p text:style-name="P1"/>
      <text:p text:style-name="P1">20. A hdy budźiše tón Knjez te same dny njepřikrótšił, dha by žadyn čłowjek zbóžny njebył; ale tych wuzwolenych dla, kotrychž wón wuzwolił je, je wón te same dny přikrótšił.</text:p>
      <text:p text:style-name="P1"/>
      <text:p text:style-name="P1">21. A budźe-li tehdy štó k wam prajić: Hlej, tudy je Chrystus, abo hlaj, tam je wón; njewěrće to wy. ref((Mat. 24, 23. Luk. 17, 23.))</text:p>
      <text:p text:style-name="P1"/>
      <text:p text:style-name="P1">22. Přetož falšni Chrystojo a falšni profetojo budźa stanyć a budźa zejchi a dźiwy činić, zo bychu tež tych wuzwolenych zawjedli, hdy by móžno było. ref((5 Mójz. 13, 1. Luk. 21, 8. 2 Thes. 2, 11.))</text:p>
      <text:p text:style-name="P1"/>
      <text:p text:style-name="P1">23. Wy pak so hladajće. Hlej, ja sym wam to wšitko prjedy prajił.</text:p>
      <text:p text:style-name="P1"/>
      <text:p text:style-name="P1">24. Ale w tym samym času, po tej samej žałosći, budźe słónco so zaćmić a měsac swoje swětło njedać; ref((Jez. 13, 10.))</text:p>
      <text:p text:style-name="P1"/>
      <text:p text:style-name="P1">25. A hwězdy budźa z njebjes padać, a mozy tych njebjes budźa so hibać.</text:p>
      <text:p text:style-name="P1"/>
      <text:p text:style-name="P1">26. A tehdy budźa woni widźeć přińdźe čłowjeka syna w mróčelach z wulkej móžu a krasnosću. ref((Dan. 7, 13.))</text:p>
      <text:p text:style-name="P1"/>
      <text:p text:style-name="P1"><text:soft-page-break/>27. A tehdy budźe wón won pósłać swojich jandźelow a budźe zhromadźić swojich wuzwolenych wot tych štyrjoch wětrow, wot kónca teje zemje hač k kóncu tych njebjes. ref((Mat. 13, 41.))</text:p>
      <text:p text:style-name="P1"/>
      <text:p text:style-name="P1">28. Na figowcu pak zwukńće přirunanje. Hdyž jeho hałuza nětk womłódnje a lišćo pušća, wěsće wy, zo lětny čas blisko je. ref((Mat. 24, 32.))</text:p>
      <text:p text:style-name="P1"/>
      <text:p text:style-name="P1">29. Tak tež wy, hdyž to wšitko widźiće, zo so stanje, dha wěsće, zo wone blisko před durjemi je. ref((St. 14.))</text:p>
      <text:p text:style-name="P1"/>
      <text:p text:style-name="P1">30. Zawěrnje, ja praju wam: Ta šlachta njebudźe zańć, hač so to wšitko stanje.</text:p>
      <text:p text:style-name="P1"/>
      <text:p text:style-name="P1">31. Njebjo a zemja budźe zahinyć, moje słowa pak njebudźa zahinyć.</text:p>
      <text:p text:style-name="P1"/>
      <text:p text:style-name="P1">32. Wot teho dnja pak a wot teje štundy njewě nichtó, tež nic jandźeljo w njebjesach, tež tón Syn nic, ale jeno tón Wótc. ref((Mat. 24, 36.))</text:p>
      <text:p text:style-name="P1"/>
      <text:p text:style-name="P1">33. Hladajće so teho dla a wachujće a modlće so; přetož wy njewěsće, hdy čas je. ref((Mat. 25, 13. 14. Luk. 12, 40.))</text:p>
      <text:p text:style-name="P1"/>
      <text:p text:style-name="P1">34. Runje jako čłowjek, kiž daloko preč ćehnješe a wopušći swój dom a da swojim wotročkam móc a kóždemu swoje dźěło a přikaza tež wrótnikej, zo by wón wachował.</text:p>
      <text:p text:style-name="P1"/>
      <text:p text:style-name="P1">35. Wachujće teho dla (přetož wy njewěsće, hdy tón Knjez teje chěže přińdźe, hač wón přińdźe na wječor abo wo połnocy abo hdyž kapony spěwaju abo na ranjo);</text:p>
      <text:p text:style-name="P1"/>
      <text:p text:style-name="P1">36. Tak zo by wón nahle njepřišoł a namakał was, hdyž spiće.</text:p>
      <text:p text:style-name="P1"/>
      <text:p text:style-name="P1">37. Štož ja pak wam praju, to wam wšitkim praju: Wachujće!</text:p>
      <text:p text:style-name="P1"/>
      <text:p text:style-name="P1">%-------------------------------------------------------------------</text:p>
      <text:p text:style-name="P1"><text:tab/></text:p>
      <text:p text:style-name="P1">staw((14. staw))</text:p>
      <text:p text:style-name="P1"/>
      <text:p text:style-name="P1">detail((Chrysta žałbowanje, wustajenje swjateje wječerje, bědźenje w zahrodźe, jastwo, wuznaće před Kajphasom, Pětra hrěšny pad.))</text:p>
      <text:p text:style-name="P1"/>
      <text:p text:style-name="P1">%-------------------------------------------------------------------</text:p>
      <text:p text:style-name="P1"/>
      <text:p text:style-name="P1">1. A po dwěmaj dnjomaj běchu jutry a te dny tych słódkich chlěbow. A ći wyši měšnicy a pismawučeni pytachu, kak bychu jeho z lesnosću jimali a morili. ref((Mat: 26, 2. Luk. 22, 1. Jan. 13, 1.))</text:p>
      <text:p text:style-name="P1"><text:s/></text:p>
      <text:p text:style-name="P1">%-------------------------------------------------------------------</text:p>
      <text:p text:style-name="P1">% https://digital.slub-dresden.de/data/kitodo/BibltojeZ_478590679/BibltojeZ_478590679_tif/jpegs/00001381.tif.large.jpg %-------------------------------------------------------------------</text:p>
      <text:p text:style-name="P1"/>
      <text:p text:style-name="P1">2. Woni dźachu pak: Nic na tón |jeho wučomnicy k njemu: Hdźe swjaty čas, zo by so snadź ropot bjez ludom njezběhnył.</text:p>
      <text:p text:style-name="P1"/>
      <text:p text:style-name="P1">3. A jako wón w Bethanii běše w chěži Šimana, teho wusadneho, a sedźeše za blidom, přińdźe žónska, kiž měješe škleńcu praweje dobreje a krasneje nadroweje wody; a wona rozbi tu škleńcu a wula ju na jeho hłowu. ref((Mat. 26, 6. Luk. 7, 38. Jan. 12, 3.))</text:p>
      <text:p text:style-name="P1"/>
      <text:p text:style-name="P1">4. Někotři pak běchu, ći so při sebi hněwachu a dźachu: K čomu je tajka škoda teje wody so stała? ref((Mat. 26, 8.))</text:p>
      <text:p text:style-name="P1"/>
      <text:p text:style-name="P1">5. Přetož wona budźeše dróžšo móhła być předata, dyžli za tři sta krošow, a te pjenjezy chudym ludźom date być. A mórčachu na nju.</text:p>
      <text:p text:style-name="P1"/>
      <text:p text:style-name="P1">6. Jezus pak dźeše: Dajće ji pokoj; čoho dla wy ji tyšnosć činiće? Wona je dobry <text:soft-page-break/>skutk nade mnu činiła.</text:p>
      <text:p text:style-name="P1"/>
      <text:p text:style-name="P1">7. Přetož chudych maće wy přeco při sebi, a hdyž chceće, móžeće wy jim dobrotu činić; mje pak wy přeco nimaće. ref((5 Mójz. 15, 11.))</text:p>
      <text:p text:style-name="P1"/>
      <text:p text:style-name="P1">8. Štož je móhła, to je wona činiła. Wona je prjedy přišła, zo by moje ćěło žałbowała k pohrjebanju.</text:p>
      <text:p text:style-name="P1"/>
      <text:p text:style-name="P1">9. Zawěrnje, ja praju wam: Hdźež tuto ewangelion budźe prědowane po wšěm swěće, tam budźe tež to, štož wona je činiła, prajene k jeje wopomnjenju.</text:p>
      <text:p text:style-name="P1"/>
      <text:p text:style-name="P1">10. A Judaš Išarioth, jedyn wot tych dwanaće, woteńdźe k wyšim měšnikam, zo by jeho jim přeradźił. ref((Mat. 26, 14.))</text:p>
      <text:p text:style-name="P1"/>
      <text:p text:style-name="P1">11. Jako woni to słyšachu, zwjeselichu so woni a slubichu jemu te pjenjezy dać. A wón pytaše, kak by jeho w sprawnym času přeradźił.</text:p>
      <text:p text:style-name="P1"/>
      <text:p text:style-name="P1">12. A prěni dźeń tych słódkich chlěbow, hdyž to jutrowne jehnjo dyrbješe być woprowane, dźachu chceš ty, zo bychmy my šli a přihotowali a ty to jutrowne jehnjo jědł? ref((Mat. 26, 17. Luk. 22, 7.))</text:p>
      <text:p text:style-name="P1"/>
      <text:p text:style-name="P1">13. A wón pósła swojich wučomnikow dweju a dźeše k nimaj: Dźitaj do města, a čłowjek budźe waju zetkać, tón njese karan wody; dźitaj za nim. ref((Luk. 22, 8.))</text:p>
      <text:p text:style-name="P1"/>
      <text:p text:style-name="P1">14. A hdźež wón nutř dźe, tam rjekńtaj k hospodarjej: Tón mištr da tebi prajić: Hdźe je tón hóstny dom, hdźež ja bych jutrowne jehnjo jědł z mojimi wučomnikami?</text:p>
      <text:p text:style-name="P1"/>
      <text:p text:style-name="P1">15. Tuž wón budźe wamaj wulku łubju pokazać, kotraž z kamjenjemi wusadźena a přihotowana je; tam za nas přihotujtaj.</text:p>
      <text:p text:style-name="P1"/>
      <text:p text:style-name="P1">16. A jeho wučomnikaj wuńdźeštaj a přińdźeštaj do teho města a namakaštaj, kaž wón jimaj běše prajił, a přihotowaštaj to jutrowne jehnjo.</text:p>
      <text:p text:style-name="P1"/>
      <text:p text:style-name="P1">%-------------------------------------------------------------------</text:p>
      <text:p text:style-name="P1"/>
      <text:p text:style-name="P1">detail((Tekst na zeleny štwórtk. III.))</text:p>
      <text:p text:style-name="P1"/>
      <text:p text:style-name="P1">%-------------------------------------------------------------------</text:p>
      <text:p text:style-name="P1"/>
      <text:p text:style-name="P1">17. [A jako nětk wječor bu, přińdźe wón z tymi dwanaćimi. ref((Mat. 26, 20. Luk. 22, 14.))</text:p>
      <text:p text:style-name="P1"/>
      <text:p text:style-name="P1">18. A jako so nětk k blidu běchu zesydali a jědźachu, dźeše Jezus: Zawěrnje, ja praju wam, jedyn wot was, kotryž zo mnu jě, budźe mje přeradźić.</text:p>
      <text:p text:style-name="P1"/>
      <text:p text:style-name="P1">19. A woni buchu zrudni a dźachu k njemu, jedyn za druhim: Sym to ja? A druhi: Sym ja to?</text:p>
      <text:p text:style-name="P1"/>
      <text:p text:style-name="P1">20. Wón pak wotmołwi a dźeše k nim: Jedyn z tych dwanaće, kiž zo mnu w škli kusk mača.</text:p>
      <text:p text:style-name="P1"/>
      <text:p text:style-name="P1">21. Čłowjeka syn tam derje dźe, jako wot njeho steji pisane; běda pak temu samemu čłowjekej, přez kotrehož čłowjeka syn přeradźeny budźe; lěpje by temu samemu čłowjekej było, zo by wón so nihdy njenarodźił.</text:p>
      <text:p text:style-name="P1"/>
      <text:p text:style-name="P1">22. A jako woni běchu pojědli, wza Jezus tón chlěb, dźakowaše so a łamaše a da jim tón a dźeše: Wzmiće, jěsće; to je moje ćěło. ref((Mat. 26, 26. Luk. 22, 19.))</text:p>
      <text:p text:style-name="P1"><text:s/></text:p>
      <text:p text:style-name="P1">%-------------------------------------------------------------------</text:p>
      <text:p text:style-name="P1">% https://digital.slub-dresden.de/data/kitodo/BibltojeZ_478590679/BibltojeZ_478590679_tif/jpegs/00001382.tif.large.jpg <text:soft-page-break/>%-------------------------------------------------------------------</text:p>
      <text:p text:style-name="P1"/>
      <text:p text:style-name="P1">23. A wza tón keluch a dźakowaše so a da jim tón. A woni pijachu wšitcy z njeho.</text:p>
      <text:p text:style-name="P1"/>
      <text:p text:style-name="P1">24. A wón dźeše k nim: To je moja krej teho noweho zakonja, kotraž za jich wjele budźe přelata.</text:p>
      <text:p text:style-name="P1"/>
      <text:p text:style-name="P1">25. Zawěrnje, ja praju wam, zo ja wjazy njebudu pić wot teho płoda winoweho pjenka, hač do teho sameho dnja, hdyž ja nowy pić budu w kralestwje Božim.</text:p>
      <text:p text:style-name="P1"/>
      <text:p text:style-name="P1">26. A jako woni tón chwalobny kěrluš běchu wuspěwali, wuńdźechu woni na wolijowu horu.] ref((Mat. 26, 30. Luk. 22, 39.))</text:p>
      <text:p text:style-name="P1"/>
      <text:p text:style-name="P1">27. A Jezus dźeše k nim: Wy budźeće so w tej nocy wšitcy nade mnu pohóršić. Přetož pisane steji: Ja budu pastyrja zbić a wowcy budźa so rozćěkać. ref((Sach. 13, 7. Mat. 26, 31.))</text:p>
      <text:p text:style-name="P1"/>
      <text:p text:style-name="P1">28. Ale hdyž ja stanu, póńdu ja prjedy was do Galilejskeje. ref((St. 16, 7. Mat. 26, 32.))</text:p>
      <text:p text:style-name="P1"/>
      <text:p text:style-name="P1">29. Pětr pak dźeše k njemu: A hdy bychu runje so tež wšitcy pohóršili, dha ja wšak nic.</text:p>
      <text:p text:style-name="P1"/>
      <text:p text:style-name="P1">30. A Jezus dźeše k njemu: Zawěrnje, ja praju tebi: Dźens w tej nocy, prjedy dyžli kapon dwojicy je spěwał, budźeš ty mje tři króć zaprěć. ref((Mat. 26, 34.))</text:p>
      <text:p text:style-name="P1"/>
      <text:p text:style-name="P1">31. Wón pak rěčeše hišće dale: Haj hdy bych ja tež z tobu wumrěć dyrbjał, njechał ja će zaprěć. Teho runja woni tež wšitcy dźachu.</text:p>
      <text:p text:style-name="P1"/>
      <text:p text:style-name="P1">32. A woni přińdźechu do dwora, kotrehož mjeno běše Gethzemane. A wón dźeše k swojim wučomnikam: Sydńće so tudy, hač ja šedši so k Bohu modlu. ref((Mat. 26, 36. Luk. 22, 39. Jan. 18, 1.))</text:p>
      <text:p text:style-name="P1"/>
      <text:p text:style-name="P1">33. A wza k sebi Pětra a Jakuba a Jana a poča tšepjetać a jara styskniwy być,</text:p>
      <text:p text:style-name="P1"/>
      <text:p text:style-name="P1">34. A dźeše k nim: Moja duša je zrudna hač do smjerće. Wostańće tudy a wachujće. ref((Mat. 26, 38. Jan. 12, 27.))</text:p>
      <text:p text:style-name="P1"/>
      <text:p text:style-name="P1">35. A woteńdźe trochu, padźe na zemju a modleše so tak, hdy by móžno było, zo by ta štunda wot njeho nimo šła.</text:p>
      <text:p text:style-name="P1"/>
      <text:p text:style-name="P1">36. A dźeše: Abba, mój Wótče, wšitko je tebi móžno; přezběhń mje teho kelucha. Ale wšak nic kaž ja chcu, ale kaž ty chceš. ref((Luk. 1, 327. Mat. 26, 39. Jan. 6, 38.))</text:p>
      <text:p text:style-name="P1"/>
      <text:p text:style-name="P1">37. A přińdźe a namaka jich, zo spachu. A dźeše k Pětrej: Šimanje, spiš ty? Njezamóžeš dha ty tež jenu štundu wachować?</text:p>
      <text:p text:style-name="P1"/>
      <text:p text:style-name="P1">38. Wachujće a modlće so, tak zo wy do spytowanja njepřińdźeće. Duch je hotowy, ale mjaso je słabe. ref((Mat. 26, 41.))</text:p>
      <text:p text:style-name="P1"/>
      <text:p text:style-name="P1">39. A woteńdźe zaso a modleše so a rěčeše to same słowo.</text:p>
      <text:p text:style-name="P1"/>
      <text:p text:style-name="P1">40. A přińdźe zaso a namaka jich, zo zaso spachu; přetož jich woči běchu połne spanja; a njewjedźechu, što bychu jemu wotmołwili.</text:p>
      <text:p text:style-name="P1"/>
      <text:p text:style-name="P1">41. A wón přińdźe třeći raz a dźeše k nim: Ach chceće wy nětk spać a wotpočować? Dosć je, ta štunda je přišła; hlaj, čłowjeka syn budźe do tych hrěšnikow jich rukow podaty. ref((Mat. 26, 45.))</text:p>
      <text:p text:style-name="P1"/>
      <text:p text:style-name="P1">42. Stańće, pójmy; hlajće, kiž mje přeradźi, je so přibližał. ref((Jan. 14, 31.))</text:p>
      <text:p text:style-name="P1"/>
      <text:p text:style-name="P1"><text:soft-page-break/>43. A na měsće, hdyž wón hišće rěčeše, přińdźe Judaš, tych dwanaće jedyn, a z nim wulka črjóda z mječemi a ze žerdźemi, wot wyšich měšnikow a pismawučenych a staršich. ref((Mat. 26, 47. Luk. 22, 47. Jan. 18, 3.))</text:p>
      <text:p text:style-name="P1"/>
      <text:p text:style-name="P1">44. Jeho přeradnik pak běše jim zejch dał a rjeknył: Kotrehož ja budu wokošeć, tón samy je; teho přimńće a wjedźće jeho wěsće.</text:p>
      <text:p text:style-name="P1"/>
      <text:p text:style-name="P1">45. A wón přišedši stupi na měsće k njemu a dźeše: Rabbi, rabbi! a wokoša jeho. ref((2 Sam. 20, 9.))</text:p>
      <text:p text:style-name="P1"/>
      <text:p text:style-name="P1">46. Woni pak złožichu swojej rucy na njeho a jimachu jeho.</text:p>
      <text:p text:style-name="P1"/>
      <text:p text:style-name="P1">47. Jedyn pak wot tych, kiž pódla stejachu, wućahnu swój mječ a dyri teho wyšeho měšnika wotročka a wotća jemu wucho. ref((Mat. 26, 51. Luk. 22, 50.))</text:p>
      <text:p text:style-name="P1"><text:s/></text:p>
      <text:p text:style-name="P1">%-------------------------------------------------------------------</text:p>
      <text:p text:style-name="P1">% https://digital.slub-dresden.de/data/kitodo/BibltojeZ_478590679/BibltojeZ_478590679_tif/jpegs/00001383.tif.large.jpg %-------------------------------------------------------------------</text:p>
      <text:p text:style-name="P1"/>
      <text:p text:style-name="P1">48. A Jezus wotmołwi a dźeše k nim: Wy sće wušli, jako na mordarja, z mječemi a ze žerdźemi, mje jimać;</text:p>
      <text:p text:style-name="P1"/>
      <text:p text:style-name="P1">49. Ja sym wšědnje pola was w templu był a sym wučił, a wy mje njejsće přijeli; ale to so nětk stanje, zo by to pismo było dopjelnjene. ref((Ps. 69, 10.))</text:p>
      <text:p text:style-name="P1"/>
      <text:p text:style-name="P1">50. A wšitcy wučomnicy wopušćichu jeho a ćeknychu. ref((Hiob. 19, 13.))</text:p>
      <text:p text:style-name="P1"/>
      <text:p text:style-name="P1">51. A jedyn młodźenc dźěše za nim, tón běše z rubom na nahim žiwoće wodźěty; a ći młodźency přijachu jeho;</text:p>
      <text:p text:style-name="P1"/>
      <text:p text:style-name="P1">52. Wón pak, pušćiwši tón rub, ćekny nahi wot nich.</text:p>
      <text:p text:style-name="P1"/>
      <text:p text:style-name="P1">53. A woni wjedźechu Jezusa k wyšemu měšnikej, a hnydom so zeńdźechu wšitcy wyši měšnicy a starši a pismawučeni. ref((Mat. 26, 57. Luk. 22, 54. Jan. 18, 13.))</text:p>
      <text:p text:style-name="P1"/>
      <text:p text:style-name="P1">54. Pětr pak dźěše z dala za nim hač do wyšeho měšnika hroda nutř; a wón běše tam, a sedźo pola tych wotročkow wohrěwaše wón so při wohenju.</text:p>
      <text:p text:style-name="P1"/>
      <text:p text:style-name="P1">55. Ale wyši měšnik a cyła rada pytachu swědčenje napřećiwo Jezusej, tak zo bychu jeho morili; a njenamakachu ničo. ref((Mat. 26, 59. Jap. zk. 6, 13.))</text:p>
      <text:p text:style-name="P1"/>
      <text:p text:style-name="P1">56. Wjele jich pak napřećiwo njemu falšnje swědčeše; ale jich swědčenje njeběše přez jene.</text:p>
      <text:p text:style-name="P1"/>
      <text:p text:style-name="P1">57. A někotři stažechu a ryčachu falšne swědčenje napřećiwo njemu a dźachu:</text:p>
      <text:p text:style-name="P1"/>
      <text:p text:style-name="P1">58. My smy słyšeli, zo wón dźeše: Ja chcu tón templ, kotryž je z rukomaj sčinjeny, rozłamać a w třoch dnjach druhi natwarić, kiž njeje z rukomaj sčinjeny. ref((Jan. 2, 19.))</text:p>
      <text:p text:style-name="P1"/>
      <text:p text:style-name="P1">59. Ale jich swědčenje hišće tak njeběše přez jene.</text:p>
      <text:p text:style-name="P1"/>
      <text:p text:style-name="P1">60. A wyši měšnik stanu srjedźa nich, wopraša Jezusa a dźeše: Njewotmołwiš ty ničo? Što je to, štož ći na tebje swědča?</text:p>
      <text:p text:style-name="P1"/>
      <text:p text:style-name="P1">61. Wón pak mjelčeše a njewotmołwi ničo. Wospjet wopraša jeho tón wyši měšnik a dźeše k njemu: Sy ty Chrystus, tón Syn teho wysocy chwaleneho? ref((Jez. 53, 8.))</text:p>
      <text:p text:style-name="P1"/>
      <text:p text:style-name="P1">62. Jezus pak dźeše: Ja sym; a wy budźeće widźeć čłowjeka syna sedźo na prawicy teje mozy a přińdźo z mróčelemi tych njebjes. ref((Mat. 24, 30. Luk. 22, 69.))</text:p>
      <text:p text:style-name="P1"/>
      <text:p text:style-name="P1"><text:soft-page-break/>63. Tuž roztorha wyši měšnik swoju suknju a dźeše: Što my dale swědčenja potrjebamy? ref((3 Mójz. 10, 6.))</text:p>
      <text:p text:style-name="P1"/>
      <text:p text:style-name="P1">64. Wy sće słyšeli to Bože hanjenje; što so wam zda? Woni pak zatamachu jeho wšitcy, zo smjerće je winojty. ref((Jer. 26, 11.))</text:p>
      <text:p text:style-name="P1"/>
      <text:p text:style-name="P1">65. A někotři počachu na njeho pluwać a jeho wobličo přikrywać a z pjasćemi jeho bić a k njemu prajić: Wěšć nam. A wosebnje ći wotročcy bijachu jeho do wobliča.</text:p>
      <text:p text:style-name="P1"/>
      <text:p text:style-name="P1">66. A Pětr běše delekach w tym hrodźe. Tuž přińdźe jena wot teho wyšeho měšnika dźowkow.</text:p>
      <text:p text:style-name="P1"/>
      <text:p text:style-name="P1">67. A jako wona widźeše, zo so Pětr wohrěwaše, pohlada wona na njeho a dźeše: A ty běše tež z tym Jezusom z Nacareta.</text:p>
      <text:p text:style-name="P1"/>
      <text:p text:style-name="P1">68. Wón pak zaprě a dźeše: Ja jeho njeznaju, njewěm tež, što ty prajiš.</text:p>
      <text:p text:style-name="P1"/>
      <text:p text:style-name="P1">69. A wuńdźe won do dwora, a kapon zaspěwa. A ta dźowka wuhlada jeho zaso a poča tym prajić, kotřiž pódla stejachu: Tón je wot nich. ref((Mat. 26, 71.))</text:p>
      <text:p text:style-name="P1"/>
      <text:p text:style-name="P1">70. Wón pak zaso prěješe. A zaso po małej chwili dźachu k Pětrej, kotřiž pódla stejachu: Woprawdźe, ty sy wot tych samych jedyn; přetož ty sy tež Galilejski, a twoja ryč je na Galilejsku ryč podobna.</text:p>
      <text:p text:style-name="P1"><text:s/></text:p>
      <text:p text:style-name="P1">%-------------------------------------------------------------------</text:p>
      <text:p text:style-name="P1">% https://digital.slub-dresden.de/data/kitodo/BibltojeZ_478590679/BibltojeZ_478590679_tif/jpegs/00001384.tif.large.jpg %-------------------------------------------------------------------</text:p>
      <text:p text:style-name="P1"/>
      <text:p text:style-name="P1">71. Wón pak poča so pokleć a so přisahać: Ja teho čłowjeka njeznaju, wot kotrehož wy prajiće.</text:p>
      <text:p text:style-name="P1"/>
      <text:p text:style-name="P1">72. A kapon zaso zaspěwa. Tuž spomni Pětr na to słowo, kotrež Jezus k njemu dźeše: So prjedy, dyžli kapon dwojicy zaspěwa, budźeš ty mje tři króć zaprěć. A wón so nahle (z dwora) won da a płakaše. ref((Mat. 26, 34. Luk. 22, 34.))</text:p>
      <text:p text:style-name="P1"/>
      <text:p text:style-name="P1">%-------------------------------------------------------------------</text:p>
      <text:p text:style-name="P1"><text:tab/></text:p>
      <text:p text:style-name="P1">staw((15. staw))</text:p>
      <text:p text:style-name="P1"/>
      <text:p text:style-name="P1">detail((Chrysta ćerpjenje před Pilatusom, krónowanje, křižowanje, smjerć a pohrjebanje.))</text:p>
      <text:p text:style-name="P1"/>
      <text:p text:style-name="P1">%-------------------------------------------------------------------</text:p>
      <text:p text:style-name="P1"/>
      <text:p text:style-name="P1">1. A hnydom rano zradźichu so wyši měšnicy ze staršimi a z pismawučenymi a z cyłej radu a zwjazachu Jezusa a wuwjedźechu jeho a podachu jeho Pilatusej. ref((Mat. 27, 1.))</text:p>
      <text:p text:style-name="P1"/>
      <text:p text:style-name="P1">2. A Pilatus wopraša jeho: Sy ty tych židow kral? Wón pak wotmołwi a dźeše k njemu: Ty to prajiš. ref((Jan. 18, 33.))</text:p>
      <text:p text:style-name="P1"/>
      <text:p text:style-name="P1">3. A wyši měšnicy wjele na njeho skoržachu.</text:p>
      <text:p text:style-name="P1"/>
      <text:p text:style-name="P1">4. Pilatus pak wopraša jeho zaso a dźeše: Njewotmołwiš ty ničo? Hlej, kak twjerdźe woni će wobskoržuja.</text:p>
      <text:p text:style-name="P1"/>
      <text:p text:style-name="P1">5. Jezus pak ničo wjazy njewotmołwi, tak zo so tež Pilatus dźiwaše.</text:p>
      <text:p text:style-name="P1"/>
      <text:p text:style-name="P1">6. Na tón róčny čas pak pušćeše wón jim jeneho jateho, kotrehož woni sebi žadachu.</text:p>
      <text:p text:style-name="P1"/>
      <text:p text:style-name="P1">7. Wón běše pak někajki, Barabbas mjenowany, zaty ze zwadnikami, kotřiž w tym <text:soft-page-break/>ropoće mordarstwo běchu wobešli.</text:p>
      <text:p text:style-name="P1"/>
      <text:p text:style-name="P1">8. A tón lud dźěše horje a poča prosyć, zo by činił, kaž jim přeco běše činił.</text:p>
      <text:p text:style-name="P1"/>
      <text:p text:style-name="P1">9. Pilatus pak wotmołwi jim: Chceće wy, dha chcu ja wam teho krala tych Židow pušćić?</text:p>
      <text:p text:style-name="P1"/>
      <text:p text:style-name="P1">10. Přetož wón wjedźeše, zo wyši měšnicy jeho ze zawizću běchu podali.</text:p>
      <text:p text:style-name="P1"/>
      <text:p text:style-name="P1">11. Wyši měšnicy pak wabjachu tón lud, zo by jim radšo Barabbasa pušćił.</text:p>
      <text:p text:style-name="P1"/>
      <text:p text:style-name="P1">12. Tuž wotmołwi Pilatus zaso a dźeše k nim: Što chceće dha wy, zo bych ja činił temu, kotremuž wy winu dawaće, zo je židow kral? ref((Jan. 18, 38.))</text:p>
      <text:p text:style-name="P1"/>
      <text:p text:style-name="P1">13. Woni pak wołachu zaso: Křižuj jeho!</text:p>
      <text:p text:style-name="P1"/>
      <text:p text:style-name="P1">14. A Pilatus dźeše k nim: Što je dha wón złeho sčinił? Ale woni čim bóle wołachu: Křižuj jeho!</text:p>
      <text:p text:style-name="P1"/>
      <text:p text:style-name="P1">15. Pilatus pak chcyše ludu dosć činić a pušći jim Barabbasa; Jezusa pak krjudowaneho poda wón, zo by křižowany był.</text:p>
      <text:p text:style-name="P1"/>
      <text:p text:style-name="P1">16. Ći wojacy pak wjedźechu jeho nutř na dwór (to je do sudneje chěže) a wołachu hromadu wšitku syłu; ref((Mat. 27, 27. Jan. 19, 1.))</text:p>
      <text:p text:style-name="P1"/>
      <text:p text:style-name="P1">17. A woblečechu jeho purpurski kwič a naplećechu ćernjowu krónu a stajichu jemu ju na jeho hłowu;</text:p>
      <text:p text:style-name="P1"/>
      <text:p text:style-name="P1">18. A počachu jeho postrowić: Bóh daj ći wjele strowja a zboža, o kralo tych židow!</text:p>
      <text:p text:style-name="P1"/>
      <text:p text:style-name="P1">19. A bijachu jemu hłowu ze sćinu a pluwachu na njeho a padachu na kolena a modlachu so před nim. ref((Mat. 26, 67.))</text:p>
      <text:p text:style-name="P1"/>
      <text:p text:style-name="P1">20. A hdyž jeho běchu přešpotowali, slečechu woni jemu tón kwič a woblečechu jeho jeho drastu a wjedźechu jeho won, zo bychu jeho křižowali; ref((Mat. 27, 31.))</text:p>
      <text:p text:style-name="P1"/>
      <text:p text:style-name="P1">21. A přinućichu někajkeho Šimana, kiž nimo dźěše, z Irena, kotryž z pola přińdźe (a běše Alexandrowy a Ruffowy nan), zo by wón jemu jeho křiž njesł. ref((Mat. 27, 32. Luk. 23, 26.))</text:p>
      <text:p text:style-name="P1"/>
      <text:p text:style-name="P1">%-------------------------------------------------------------------</text:p>
      <text:p text:style-name="P1"/>
      <text:p text:style-name="P1">detail((Tekst na ćichi pjatk. IY.))</text:p>
      <text:p text:style-name="P1"/>
      <text:p text:style-name="P1">%-------------------------------------------------------------------</text:p>
      <text:p text:style-name="P1"/>
      <text:p text:style-name="P1">22. A přiwjedźechu jeho na město Golgota, to je přełožene: Nopow město. ref((Mat. 27, 33. Jan. 19, 17.))</text:p>
      <text:p text:style-name="P1"><text:s/></text:p>
      <text:p text:style-name="P1">%-------------------------------------------------------------------</text:p>
      <text:p text:style-name="P1">% https://digital.slub-dresden.de/data/kitodo/BibltojeZ_478590679/BibltojeZ_478590679_tif/jpegs/00001385.tif.large.jpg %-------------------------------------------------------------------</text:p>
      <text:p text:style-name="P1"/>
      <text:p text:style-name="P1">23. A dachu jemu z maru změšane wino so napić. Wón pak jo njewza. ref((Ps. 69, 23.))</text:p>
      <text:p text:style-name="P1"/>
      <text:p text:style-name="P1">24. A jako jeho běchu křižowali, rozdźělichu woni jeho drastu a losowachu wo nju, što by kóždy dóstał. ref((Ps. 22, 19. Mat 27, 35. Luk. 23, 34. Jan. 19,24.))</text:p>
      <text:p text:style-name="P1"/>
      <text:p text:style-name="P1"><text:soft-page-break/>25. A běše wokoło třećeje štundy, hdyž woni jeho křižowachu.</text:p>
      <text:p text:style-name="P1"/>
      <text:p text:style-name="P1">26. A horjenkach k jeho hłowje běše napisane, štož jemu winu dawachu: Tón kral tych židow. ref((Mat. 27, 37.))</text:p>
      <text:p text:style-name="P1"/>
      <text:p text:style-name="P1">27. A woni křižowachu z nim dweju mordarjow, jeneho k jeho prawicy a jeneho k lěwicy.</text:p>
      <text:p text:style-name="P1"/>
      <text:p text:style-name="P1">28. A bě tak to pismo dopjelnjene, kotrež praji: Wón je bjez złóstnikow rachnowany. ref((Jez. 53, 13.))</text:p>
      <text:p text:style-name="P1"/>
      <text:p text:style-name="P1">29. A kotřiž nimo dźěchu, swarjachu na njeho a třasechu swoje hłowy a dźachu: Haha! rozłamaš ty tón templ a twariš jón w třoch dnjach? ref((Jan. 2, 19.))</text:p>
      <text:p text:style-name="P1"/>
      <text:p text:style-name="P1">30. Pomhaj nětk sam sebi a stup z křiža dele.</text:p>
      <text:p text:style-name="P1"/>
      <text:p text:style-name="P1">31. Teho runja tež wyši měšnicy smějachu so jemu bjez sobu z pismawučenymi a dźachu: Wón je druhim pomhał a sam sebi pomhać njemóže.</text:p>
      <text:p text:style-name="P1"/>
      <text:p text:style-name="P1">32. Jeli wón Chrystus a kral we Israelu, dha njech nětk stupi z křiža, zo bychmy my widźeli a wěrili. A taj, kotrajž z nim běštaj křižowanaj, jeho tež hanještaj.</text:p>
      <text:p text:style-name="P1"/>
      <text:p text:style-name="P1">33. A po šestej štundźe bě ćma po cyłej zemi hač do dźewjateje štundy. ref((Mat. 27, 45. Luk. 23, 44.))</text:p>
      <text:p text:style-name="P1"/>
      <text:p text:style-name="P1">34. A w dźewjatej štundźe zawoła Jezus z wulkim hłosom a dźeše: Eli, Eli, lama zabachtani? to je přełožene: Mój Božo, mój Božo, čoho dla sy ty mje wopušćił? ref((Ps. 22, 2. Mat. 27, 46.))</text:p>
      <text:p text:style-name="P1"/>
      <text:p text:style-name="P1">35. A někotři, kiž pódla stejachu, jako to słyšachu, dźachu woni: Hlej, wón woła Eliasa.</text:p>
      <text:p text:style-name="P1"/>
      <text:p text:style-name="P1">36. Tuž běžeše jedyn a napjelni šwom z kisałom a tyknu jón na sćinu a napowaše jeho a dźeše: Hladajmy wšak, hač Elias přińdźe a jeho dele wozmje. ref((Ps. 69, 23.))</text:p>
      <text:p text:style-name="P1"/>
      <text:p text:style-name="P1">37. Ale Jezus zawoła z wulkim hłosom a spušći dušu.) ref((Jan. 19; 30.))</text:p>
      <text:p text:style-name="P1"/>
      <text:p text:style-name="P1">38. A tón zawěšk w templu roztorže so na dwoje, wot wjercha hač dele. ref((Mat. 27, 51.))</text:p>
      <text:p text:style-name="P1"/>
      <text:p text:style-name="P1">39. Tón hejtman pak, kotryž pódla steješe, jemu napřećiwo, a widźeše, zo wón z tajkim wołanjom dušu spušći, dźeše wón: Zawěrnje, tón čłowjek je Boži Syn był. ref((Mat. 27, 54.))</text:p>
      <text:p text:style-name="P1"/>
      <text:p text:style-name="P1">40. Wone běchu pak tam tež žónske, kotrež z dala přihladowachu, bjez kotrymiž běše Marja Madlena a Marja, teho małeho Jakuba a Jezusowa mać, a Salome; ref((Mat. 27, 55.))</text:p>
      <text:p text:style-name="P1"/>
      <text:p text:style-name="P1">41. Kotrež tež běchu za nim chodźiłe, jako wón w Galilejskej běše, a jemu słužiłe; a wjele druhich, kotrež běchu z nim horje do Jerusalema přišłe. ref((Luk. 8, 2.))</text:p>
      <text:p text:style-name="P1"/>
      <text:p text:style-name="P1">42. A hdyž wječor běše (dokelž běše tón dźeń teho přihotowanja, to je před sabatom),</text:p>
      <text:p text:style-name="P1"/>
      <text:p text:style-name="P1">43. Přińdźe Józef z Arimathije, ćěsny radny knjez, kotryž tež na Bože kralestwo wočakowaše; tón so zwaži a dźěše nutř k Pilatej a prošeše pře to ćěło Jezusowe. ref((Mat. 27, 57. Luk. 23, 50. Jan. 19, 38.))</text:p>
      <text:p text:style-name="P1"/>
      <text:p text:style-name="P1">44. Pilatus pak dźiwaše so, zo je hižom wumrěł, a zawoła hejtmana a wopraša jeho, hač je dawno wumrěł?</text:p>
      <text:p text:style-name="P1"/>
      <text:p text:style-name="P1">45. A jako wón jo zhoni wot teho hejtmana, da wón Józefej to ćěło.</text:p>
      <text:p text:style-name="P1"><text:soft-page-break/></text:p>
      <text:p text:style-name="P1">46. Wón pak kupi sebi rub, wza jeho dele a zawali jeho do teho ruba a połoži jeho do rowa, kotryž běše ze skały wurubany, a přiwali kamjeń před rowowe durje. ref((Mat. 27, 60.))</text:p>
      <text:p text:style-name="P1"/>
      <text:p text:style-name="P1">47. Ale Marja Madlena a Marja Jezusowa hladaštej, hdźe bě połoženy.</text:p>
      <text:p text:style-name="P1"><text:s/></text:p>
      <text:p text:style-name="P1">%-------------------------------------------------------------------</text:p>
      <text:p text:style-name="P1">% https://digital.slub-dresden.de/data/kitodo/BibltojeZ_478590679/BibltojeZ_478590679_tif/jpegs/00001386.tif.large.jpg %-------------------------------------------------------------------</text:p>
      <text:p text:style-name="P1"/>
      <text:p text:style-name="P1">%-------------------------------------------------------------------</text:p>
      <text:p text:style-name="P1"><text:tab/></text:p>
      <text:p text:style-name="P1">staw((16. staw))</text:p>
      <text:p text:style-name="P1"/>
      <text:p text:style-name="P1">detail((Wo Chrystusowym horjestaću a k njebju ztpiću.))</text:p>
      <text:p text:style-name="P1"/>
      <text:p text:style-name="P1">detail((Sćenje na jutrowničku))</text:p>
      <text:p text:style-name="P1"/>
      <text:p text:style-name="P1">%-------------------------------------------------------------------</text:p>
      <text:p text:style-name="P1"/>
      <text:p text:style-name="P1">1. A jako so sabat minuł bě, nakupichu Marja Madlena a Marja Jakubowa a Salome wonjace wěcy, zo bychu přišłe a Jezusa žałbowałe. ref((Mat. 28, 1. Luk. 24, 1. Jan. 20, 1.))</text:p>
      <text:p text:style-name="P1"/>
      <text:p text:style-name="P1">2. A wone přińdźechu k rowu na prěni dźeń po sabaće jara rano, jako słónco schadźeše.</text:p>
      <text:p text:style-name="P1"/>
      <text:p text:style-name="P1">3. A wone dźachu bjez sobu: Štó budźe nam tón kamjeń wot rowowych durjow wotwalić?</text:p>
      <text:p text:style-name="P1"/>
      <text:p text:style-name="P1">4. A jako tam pohladachu, pytnychu wone, zo tón kamjeń wotwaleny bě; přetož wón bě jara wulki.</text:p>
      <text:p text:style-name="P1"/>
      <text:p text:style-name="P1">5. A wone zańdźechu do rowa a widźachu młodźenca na prawej rucy sedźo, tón běše z dołhej běłej drastu wodźěty; a woni so stróžichu. ref((Mat. 28, 2. 3. Luk. 24, 4. Jan. 20, 12.))</text:p>
      <text:p text:style-name="P1"/>
      <text:p text:style-name="P1">6. Wón pak dźeše k nim: Njestróžće so; wy pytaće Jezusa Nacarenskeho, teho křižowaneho; wón je stanył a njeje tudy. Hlaj to město, hdźež jeho běchu połožili. ref((Mat. 28, 5.))</text:p>
      <text:p text:style-name="P1"/>
      <text:p text:style-name="P1">7. Dźiće pak a powěsće to jeho wučomnikam a Pětrej, zo wón prjedy was póńdźe do Galilejskeje; tam budźeće jeho widźić, kaž wón wam prajił je.</text:p>
      <text:p text:style-name="P1"/>
      <text:p text:style-name="P1">8. A woni wuńdźechu khětzje a ćeknychu wot rowa, přetož strachota a hroza běše na nje přišła; a njeprajachu nikomu ničo, přetož wone so bojachu.</text:p>
      <text:p text:style-name="P1"/>
      <text:p text:style-name="P1">9. Jezus pak, jako běše stanył rano na prěnim dnju teho tydźenja, zjewi wón so najprjedy Mariji Madlenje, wot kotrejež wón sydom djabołow běše wuhnał.</text:p>
      <text:p text:style-name="P1"/>
      <text:p text:style-name="P1">10. A wona dźěše a připowědźi to tym, kotřiž běchu z nim byli, kiž žarowachu a płakachu.</text:p>
      <text:p text:style-name="P1"/>
      <text:p text:style-name="P1">11. A ći sami, jako słyšachu, zo wón je žiwy a zo je wot njeje widźany, njewěrjachu woni.</text:p>
      <text:p text:style-name="P1"/>
      <text:p text:style-name="P1">12. Potom pak, jako dwaj wot nich chodźeštaj, zjewi wón so w hinašim štalće, jako wonaj přez polo dźěštaj. ref((Luk. 24, 13.))</text:p>
      <text:p text:style-name="P1"/>
      <text:p text:style-name="P1">13. A taj samaj tež woteńdźeštaj a powědaštaj to tym druhim; ale woni tež tymaj njewěrjachu.</text:p>
      <text:p text:style-name="P1"><text:soft-page-break/></text:p>
      <text:p text:style-name="P1">%-------------------------------------------------------------------</text:p>
      <text:p text:style-name="P1"/>
      <text:p text:style-name="P1">detail((Sćenje na Bože spěće.))</text:p>
      <text:p text:style-name="P1"/>
      <text:p text:style-name="P1">%-------------------------------------------------------------------</text:p>
      <text:p text:style-name="P1"/>
      <text:p text:style-name="P1">14. [Naposledku, jako ći jidnaćo za blidom sedźachu, zjewi wón so jim a naswari jich njewěru a twjerdu wutrobu, zo njeběchu tym wěrili, kotřiž jeho běchu zbudźeneho widźeli; ref((Luk. 24, 36. Jan. 20, 19. 1 Kor. 15, 5. 7.))</text:p>
      <text:p text:style-name="P1"/>
      <text:p text:style-name="P1">15. A dźeše k nim: Dźiće po wšěm swěće a prědujće to ewangelion wšitkemu stworjenju; ref((Mat. 28, 19. Kol. 1, 23.))</text:p>
      <text:p text:style-name="P1"/>
      <text:p text:style-name="P1">16. Štóž wěri a křćeny budźe, tón budźe zbóžny; štóž pak njewěri, tón budźe zatamany. ref((Jan. 3, 18. 36. St. 12, 48. Jap. zk. 2, 38.))</text:p>
      <text:p text:style-name="P1"/>
      <text:p text:style-name="P1">17. Zejchi pak, kiž wěrjacych budźa přewodźić, su te: W mojim mjenje budźa čertow won honić, z nowymi jazykami rěčeć, ref((Jap. zk. 16, 18. St. 2, 4. 11. St. 10, 46.))</text:p>
      <text:p text:style-name="P1"/>
      <text:p text:style-name="P1">18. Hady zahnać; a budźa-li što smjertneho pić, njebudźe to jim škodźeć; na chorych budźa woni rucy kłasć, dha budźe jim lěpje. ref((Luk. 10, 19. Jap. zk. 28, 5. 8.))</text:p>
      <text:p text:style-name="P1"/>
      <text:p text:style-name="P1">19. A tón Knjez tak, jako běše z nimi porěčał, bu horje wzaty do njebjes a je so sunył k prawicy Božej. ref((Luk. 24, 51. Jap. zk. 1, 9.))</text:p>
      <text:p text:style-name="P1"/>
      <text:p text:style-name="P1">20. Woni pak dźěchu won a prědowachu wšudźom z pomocu teho Knjeza, kiž wobtwjerdźi to słowo přez te zejchi, kotrež činjachu.] ref((Jap. zk. 3, 16. St. 14,3. Hěbr.2, 4.)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sb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8.2$MacOSX_X86_64 LibreOffice_project/f718d63693263970429a68f568db6046aaa9df01</meta:generator>
    <dc:date>2024-10-21T19:23:19.320231331</dc:date>
    <meta:editing-duration>PT1M52S</meta:editing-duration>
    <meta:editing-cycles>1</meta:editing-cycles>
    <meta:document-statistic meta:table-count="0" meta:image-count="0" meta:object-count="0" meta:page-count="39" meta:paragraph-count="866" meta:word-count="16089" meta:character-count="97302" meta:non-whitespace-character-count="81997"/>
  </office:meta>
</office:document-meta>
</file>